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d5dc" officeooo:paragraph-rsid="0008d5dc"/>
    </style:style>
    <style:style style:name="P2" style:family="paragraph" style:parent-style-name="Standard">
      <style:text-properties officeooo:rsid="0008d5dc" officeooo:paragraph-rsid="0008d5dc" fo:background-color="#ffff99"/>
    </style:style>
    <style:style style:name="P3" style:family="paragraph" style:parent-style-name="Standard">
      <style:text-properties officeooo:rsid="0008d5dc" officeooo:paragraph-rsid="0008d5dc" fo:background-color="#ffffff"/>
    </style:style>
    <style:style style:name="P4" style:family="paragraph" style:parent-style-name="Standard">
      <style:text-properties officeooo:rsid="0008d5dc" officeooo:paragraph-rsid="0008d5dc" fo:background-color="transparent"/>
    </style:style>
    <style:style style:name="P5" style:family="paragraph" style:parent-style-name="Standard">
      <style:text-properties fo:font-size="15pt" fo:font-weight="bold" officeooo:rsid="0008d5dc" officeooo:paragraph-rsid="0008d5dc" fo:background-color="transparent" style:font-size-asian="15pt" style:font-weight-asian="bold" style:font-size-complex="15pt" style:font-weight-complex="bold"/>
    </style:style>
    <style:style style:name="P6" style:family="paragraph" style:parent-style-name="Standard">
      <style:text-properties fo:font-size="16pt" fo:font-weight="bold" officeooo:rsid="0008d5dc" officeooo:paragraph-rsid="0008d5dc" fo:background-color="transparent" style:font-size-asian="16pt" style:font-weight-asian="bold" style:font-size-complex="16pt" style:font-weight-complex="bold"/>
    </style:style>
    <style:style style:name="P7" style:family="paragraph" style:parent-style-name="Standard">
      <style:text-properties fo:font-weight="bold" officeooo:rsid="0008d5dc" officeooo:paragraph-rsid="0008d5dc" fo:background-color="transparent" style:font-weight-asian="bold" style:font-weight-complex="bold"/>
    </style:style>
    <style:style style:name="P8" style:family="paragraph" style:parent-style-name="Standard">
      <style:text-properties officeooo:rsid="0008d5dc" officeooo:paragraph-rsid="0008d5dc" fo:background-color="#ffff99"/>
    </style:style>
    <style:style style:name="P9" style:family="paragraph" style:parent-style-name="Standard">
      <style:text-properties officeooo:rsid="000cb656" officeooo:paragraph-rsid="000cb656" fo:background-color="#ffff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text:p>
      <text:p text:style-name="P1"/>
      <text:p text:style-name="P1">Check for balanced parentheses in an expression</text:p>
      <text:p text:style-name="P1">Given an expression string exp , write a program to examine whether the pairs and the orders of “{“,”}”,”(“,”)”,”[“,”]” are correct in exp. For example, the program should print true for exp = “[()]{}{[()()]()}” and false for exp = “[(])”*/</text:p>
      <text:p text:style-name="P1"/>
      <text:p text:style-name="P2">import java.util.*;</text:p>
      <text:p text:style-name="P2">class BalanceExpression{</text:p>
      <text:p text:style-name="P2"><text:tab/>public static void main(String[] args) {</text:p>
      <text:p text:style-name="P2"><text:tab/><text:tab/>char[] s={'{','(',')','}','[',']'};</text:p>
      <text:p text:style-name="P2"><text:tab/><text:tab/>System.out.println(help(s));</text:p>
      <text:p text:style-name="P2"><text:tab/>}</text:p>
      <text:p text:style-name="P2"><text:tab/>public static boolean help(char[] s){</text:p>
      <text:p text:style-name="P2"/>
      <text:p text:style-name="P2"><text:tab/><text:tab/><text:tab/>Stack&lt;Character&gt; st=new Stack&lt;Character&gt;();</text:p>
      <text:p text:style-name="P2"><text:tab/><text:tab/><text:tab/>for(int i=0;i&lt;s.length;i++){</text:p>
      <text:p text:style-name="P2"><text:tab/><text:tab/><text:tab/><text:tab/>if(!st.isEmpty()){</text:p>
      <text:p text:style-name="P2"><text:tab/><text:tab/><text:tab/><text:tab/><text:tab/>if(s[i]=='}' &amp;&amp; st.peek()!='{'){</text:p>
      <text:p text:style-name="P2"><text:tab/><text:tab/><text:tab/><text:tab/><text:tab/>return false;</text:p>
      <text:p text:style-name="P2"><text:tab/><text:tab/><text:tab/><text:tab/><text:tab/>}</text:p>
      <text:p text:style-name="P2"><text:tab/><text:tab/><text:tab/><text:tab/><text:tab/>else if(s[i]==')' &amp;&amp; st.peek()!='('){</text:p>
      <text:p text:style-name="P2"><text:tab/><text:tab/><text:tab/><text:tab/><text:tab/><text:tab/>return false;</text:p>
      <text:p text:style-name="P2"><text:tab/><text:tab/><text:tab/><text:tab/><text:tab/>}</text:p>
      <text:p text:style-name="P2"><text:tab/><text:tab/><text:tab/><text:tab/><text:tab/>else if(s[i]==']' &amp;&amp; st.peek()!='['){</text:p>
      <text:p text:style-name="P2"><text:tab/><text:tab/><text:tab/><text:tab/><text:tab/><text:tab/>return false;</text:p>
      <text:p text:style-name="P2"><text:tab/><text:tab/><text:tab/><text:tab/><text:tab/>}</text:p>
      <text:p text:style-name="P2"><text:tab/><text:tab/><text:tab/><text:tab/><text:tab/></text:p>
      <text:p text:style-name="P2"><text:tab/><text:tab/><text:tab/><text:tab/>}</text:p>
      <text:p text:style-name="P2"><text:tab/><text:tab/><text:tab/><text:tab/>if(s[i]==')' || s[i]=='}' || s[i]==']'){</text:p>
      <text:p text:style-name="P2"><text:tab/><text:tab/><text:tab/><text:tab/><text:tab/><text:tab/>st.pop();</text:p>
      <text:p text:style-name="P2"><text:tab/><text:tab/><text:tab/><text:tab/><text:tab/>}</text:p>
      <text:p text:style-name="P2"><text:tab/><text:tab/><text:tab/><text:tab/>else{</text:p>
      <text:p text:style-name="P2"><text:tab/><text:tab/><text:tab/><text:tab/><text:tab/>st.push(s[i]);</text:p>
      <text:p text:style-name="P2"><text:tab/><text:tab/><text:tab/><text:tab/>}</text:p>
      <text:p text:style-name="P2"><text:tab/><text:tab/><text:tab/>}</text:p>
      <text:p text:style-name="P2"><text:tab/><text:tab/><text:tab/>if(st.isEmpty()){</text:p>
      <text:p text:style-name="P2"><text:tab/><text:tab/><text:tab/><text:tab/>return true;</text:p>
      <text:p text:style-name="P2"><text:tab/><text:tab/><text:tab/>}</text:p>
      <text:p text:style-name="P2"><text:tab/></text:p>
      <text:p text:style-name="P2"><text:tab/> <text:s text:c="2"/>return false;</text:p>
      <text:p text:style-name="P2"><text:tab/><text:tab/></text:p>
      <text:p text:style-name="P2"><text:tab/>}</text:p>
      <text:p text:style-name="P2">}</text:p>
      <text:p text:style-name="P2"/>
      <text:p text:style-name="P2"/>
      <text:p text:style-name="P2"/>
      <text:p text:style-name="P2"/>
      <text:p text:style-name="P2"/>
      <text:p text:style-name="P2"/>
      <text:p text:style-name="P2"/>
      <text:p text:style-name="P2"><text:soft-page-break/>2.</text:p>
      <text:p text:style-name="P2"/>
      <text:p text:style-name="P3">Maximum triangle path Sum : Starting from the top of a pyramid of numbers like below, you can walk down going one step on the right or on the left, until you reach the bottom row:</text:p>
      <text:p text:style-name="P3"/>
      <text:p text:style-name="P3"/>
      <text:p text:style-name="P3"/>
      <text:p text:style-name="P3">One of such walks is 55 -&gt; 94 &gt;- 30 -&gt; 26. You can compute the total of the numbers you have seen in such walk, in this case it’s 205.*/</text:p>
      <text:p text:style-name="P3"/>
      <text:p text:style-name="P2">class Node{</text:p>
      <text:p text:style-name="P2"><text:tab/>int data;</text:p>
      <text:p text:style-name="P2"><text:tab/>Node left,right;</text:p>
      <text:p text:style-name="P2"><text:tab/>Node(int d){</text:p>
      <text:p text:style-name="P2"><text:tab/><text:tab/>data=d;</text:p>
      <text:p text:style-name="P2"><text:tab/><text:tab/>left=null;</text:p>
      <text:p text:style-name="P2"><text:tab/><text:tab/>right=null;</text:p>
      <text:p text:style-name="P2"><text:tab/>}</text:p>
      <text:p text:style-name="P2">}</text:p>
      <text:p text:style-name="P2"/>
      <text:p text:style-name="P2"/>
      <text:p text:style-name="P2"/>
      <text:p text:style-name="P2">class FindMaxFromRootToLeaf{</text:p>
      <text:p text:style-name="P2"><text:tab/>static int max=Integer.MIN_VALUE;</text:p>
      <text:p text:style-name="P2"><text:tab/>public static void main(String[] args) {</text:p>
      <text:p text:style-name="P2"><text:tab/><text:tab/>Node n=new Node(55);</text:p>
      <text:p text:style-name="P2"><text:tab/><text:tab/>n.left=new Node(94);</text:p>
      <text:p text:style-name="P2"><text:tab/><text:tab/>n.right=new Node(46);</text:p>
      <text:p text:style-name="P2"><text:tab/><text:tab/>n.left.left=new Node(95);</text:p>
      <text:p text:style-name="P2"><text:tab/><text:tab/>n.left.right=new Node(35);</text:p>
      <text:p text:style-name="P2"><text:tab/><text:tab/>n.left.left.left=new Node(5);</text:p>
      <text:p text:style-name="P2"><text:tab/><text:tab/>n.left.left.right=new Node(155);<text:tab/><text:tab/></text:p>
      <text:p text:style-name="P2"><text:tab/><text:tab/>n.right.left=new Node(146);</text:p>
      <text:p text:style-name="P2"><text:tab/><text:tab/>n.right.right=new Node(6);</text:p>
      <text:p text:style-name="P2"><text:tab/><text:tab/>System.out.println(help(n));</text:p>
      <text:p text:style-name="P2"><text:tab/>}</text:p>
      <text:p text:style-name="P2"><text:tab/>public static int help(Node n){</text:p>
      <text:p text:style-name="P2"><text:tab/><text:tab/>if(n==null){</text:p>
      <text:p text:style-name="P2"><text:tab/><text:tab/><text:tab/>return 0;</text:p>
      <text:p text:style-name="P2"><text:tab/><text:tab/>}</text:p>
      <text:p text:style-name="P2"><text:tab/><text:tab/>if(n.left!=null){</text:p>
      <text:p text:style-name="P2"><text:tab/><text:tab/><text:tab/>n.left.data+=n.data;</text:p>
      <text:p text:style-name="P2"><text:tab/><text:tab/><text:tab/>help(n.left);</text:p>
      <text:p text:style-name="P2"><text:tab/><text:tab/>}</text:p>
      <text:p text:style-name="P2"><text:tab/><text:tab/>if(n.right!=null){</text:p>
      <text:p text:style-name="P2"><text:tab/><text:tab/><text:tab/>n.right.data+=n.data;</text:p>
      <text:p text:style-name="P2"><text:tab/><text:tab/><text:tab/>help(n.right);</text:p>
      <text:p text:style-name="P2"><text:tab/><text:tab/>}</text:p>
      <text:p text:style-name="P2"><text:tab/><text:tab/>if(n.left==null &amp;&amp; n.right==null){</text:p>
      <text:p text:style-name="P2"><text:tab/><text:tab/><text:tab/>System.out.println(n.data+" <text:s/>");</text:p>
      <text:p text:style-name="P2"><text:tab/><text:tab/><text:tab/>if(n.data&gt;max){</text:p>
      <text:p text:style-name="P2"><text:tab/><text:tab/><text:tab/><text:tab/>max=n.data;</text:p>
      <text:p text:style-name="P2"><text:soft-page-break/><text:tab/><text:tab/><text:tab/>}</text:p>
      <text:p text:style-name="P2"><text:tab/><text:tab/>}</text:p>
      <text:p text:style-name="P2"><text:tab/><text:tab/>return max;</text:p>
      <text:p text:style-name="P2"><text:tab/><text:tab/></text:p>
      <text:p text:style-name="P2"/>
      <text:p text:style-name="P2"/>
      <text:p text:style-name="P2"/>
      <text:p text:style-name="P2"><text:tab/>}</text:p>
      <text:p text:style-name="P2"/>
      <text:p text:style-name="P2"/>
      <text:p text:style-name="P2"/>
      <text:p text:style-name="P2"/>
      <text:p text:style-name="P2">}</text:p>
      <text:p text:style-name="P2"/>
      <text:p text:style-name="P2">3</text:p>
      <text:p text:style-name="P2"/>
      <text:p text:style-name="P4">/*Lowest Common Ancestor in a Binary Tree | Set 1</text:p>
      <text:p text:style-name="P4">Given a binary tree (not a binary search tree) and two values say n1 and n2, write a program to find the least common ancestor.</text:p>
      <text:p text:style-name="P4">Following is definition of LCA from Wikipedia:</text:p>
      <text:p text:style-name="P4">Let T be a rooted tree. The lowest common ancestor between two nodes n1 and n2 is defined as the lowest node in T that has both n1 and n2 as descendants (where we allow a node to be a descendant of itself).</text:p>
      <text:p text:style-name="P4"/>
      <text:p text:style-name="P4">The LCA of n1 and n2 in T is the shared ancestor of n1 and n2 that is located farthest from the root. Computation of lowest common ancestors may be useful, for instance, as part of a procedure for determining the distance between pairs of nodes in a tree: the distance from n1 to n2 can be computed as the distance from the root to n1, plus the distance from the root to n2, minus twice the distance from the root to their lowest common ancestor. (Source Wiki)</text:p>
      <text:p text:style-name="P4"/>
      <text:p text:style-name="P4">lca</text:p>
      <text:p text:style-name="P4"/>
      <text:p text:style-name="P4">Recommended: Please solve it on “PRACTICE” first, before moving on to the solution.</text:p>
      <text:p text:style-name="P4"/>
      <text:p text:style-name="P2"/>
      <text:p text:style-name="P4">3. We have discussed an efficient solution to find LCA in Binary Search Tree. In Binary Search Tree, using BST properties, we can find LCA in O(h) time where h is height of tree. Such an implementation is not possible in Binary Tree as keys Binary Tree nodes don’t follow any order. Following are different approaches to find LCA in Binary Tree.</text:p>
      <text:p text:style-name="P4"/>
      <text:p text:style-name="P4">Method 1 (By Storing root to n1 and root to n2 paths):</text:p>
      <text:p text:style-name="P4">Following is simple O(n) algorithm to find LCA of n1 and n2.</text:p>
      <text:p text:style-name="P4">1) Find path from root to n1 and store it in a vector or array.</text:p>
      <text:p text:style-name="P4">2) Find path from root to n2 and store it in another vector or array.</text:p>
      <text:p text:style-name="P4">3) Traverse both paths till the values in arrays are same. Return the common element just before the mismatch.</text:p>
      <text:p text:style-name="P4"/>
      <text:p text:style-name="P4">Following is the implementation of above algorithm.*/</text:p>
      <text:p text:style-name="P2">import java.util.*;</text:p>
      <text:p text:style-name="P2">class Node{</text:p>
      <text:p text:style-name="P2"><text:tab/>int data;</text:p>
      <text:p text:style-name="P2"><text:tab/>Node left,right;</text:p>
      <text:p text:style-name="P2"><text:soft-page-break/><text:tab/>Node(int d){</text:p>
      <text:p text:style-name="P2"><text:tab/><text:tab/>data=d;</text:p>
      <text:p text:style-name="P2"><text:tab/><text:tab/>left=null;</text:p>
      <text:p text:style-name="P2"><text:tab/><text:tab/>right=null;</text:p>
      <text:p text:style-name="P2"><text:tab/>}</text:p>
      <text:p text:style-name="P2">}</text:p>
      <text:p text:style-name="P2"/>
      <text:p text:style-name="P2"/>
      <text:p text:style-name="P2">class FindAncesstor{</text:p>
      <text:p text:style-name="P2"><text:tab/>static Node root;</text:p>
      <text:p text:style-name="P2"><text:tab/>static ArrayList&lt;Integer&gt; p1=new ArrayList&lt;Integer&gt;();</text:p>
      <text:p text:style-name="P2"><text:tab/>static ArrayList&lt;Integer&gt; p2=new ArrayList&lt;Integer&gt;();</text:p>
      <text:p text:style-name="P2"><text:tab/>public static void main(String[] args) {</text:p>
      <text:p text:style-name="P2"><text:tab/><text:tab/>root = new Node(1); </text:p>
      <text:p text:style-name="P2"><text:s text:c="8"/>root.left = new Node(2); </text:p>
      <text:p text:style-name="P2"><text:s text:c="8"/>root.right = new Node(3); </text:p>
      <text:p text:style-name="P2"><text:s text:c="8"/>root.left.left = new Node(4); </text:p>
      <text:p text:style-name="P2"><text:s text:c="8"/>root.left.right = new Node(5); </text:p>
      <text:p text:style-name="P2"><text:s text:c="8"/>root.right.left = new Node(6); </text:p>
      <text:p text:style-name="P2"><text:s text:c="8"/>root.right.right = new Node(7); </text:p>
      <text:p text:style-name="P2"><text:s text:c="8"/>System.out.println(help(4,5));</text:p>
      <text:p text:style-name="P2"><text:tab/>}</text:p>
      <text:p text:style-name="P2"><text:tab/>public static int help(int n1,int n2){</text:p>
      <text:p text:style-name="P2"><text:tab/><text:tab/>p1.clear();</text:p>
      <text:p text:style-name="P2"><text:tab/><text:tab/>p2.clear();</text:p>
      <text:p text:style-name="P2"><text:tab/><text:tab/>return FindLCA(root,n1,n2);</text:p>
      <text:p text:style-name="P2"><text:tab/>}</text:p>
      <text:p text:style-name="P2"><text:tab/>public static int FindLCA(Node root,int n1,int n2){</text:p>
      <text:p text:style-name="P2"><text:tab/><text:tab/>boolean r1=findPath(root,n1,p1);</text:p>
      <text:p text:style-name="P2"><text:tab/><text:tab/>boolean r2=findPath(root,n2,p2);</text:p>
      <text:p text:style-name="P2"><text:tab/><text:tab/>if(r1 &amp;&amp; r1){</text:p>
      <text:p text:style-name="P2"><text:tab/><text:tab/><text:tab/>int i;</text:p>
      <text:p text:style-name="P2"><text:tab/><text:tab/><text:tab/>for(i=0;i&lt;p1.size() &amp;&amp; i&lt;p2.size();i++){</text:p>
      <text:p text:style-name="P2"><text:tab/><text:tab/><text:tab/><text:tab/>if(p1.get(i)!=p2.get(i)){</text:p>
      <text:p text:style-name="P2"><text:tab/><text:tab/><text:tab/><text:tab/><text:tab/>break;</text:p>
      <text:p text:style-name="P2"><text:tab/><text:tab/><text:tab/><text:tab/>}</text:p>
      <text:p text:style-name="P2"><text:tab/><text:tab/><text:tab/>}</text:p>
      <text:p text:style-name="P2"><text:tab/><text:tab/><text:tab/>return p1.get(i-1);</text:p>
      <text:p text:style-name="P2"><text:tab/><text:tab/>}</text:p>
      <text:p text:style-name="P2"><text:tab/><text:tab/>return -1;</text:p>
      <text:p text:style-name="P2"/>
      <text:p text:style-name="P2"/>
      <text:p text:style-name="P2"/>
      <text:p text:style-name="P2"><text:tab/>}</text:p>
      <text:p text:style-name="P2"><text:tab/>public static boolean findPath(Node root, int n, ArrayList&lt;Integer&gt; p){</text:p>
      <text:p text:style-name="P2"><text:tab/><text:tab/>if(root==null){</text:p>
      <text:p text:style-name="P2"><text:tab/><text:tab/><text:tab/>return false;</text:p>
      <text:p text:style-name="P2"><text:tab/><text:tab/>}</text:p>
      <text:p text:style-name="P2"><text:tab/><text:tab/>p.add(root.data);</text:p>
      <text:p text:style-name="P2"><text:tab/><text:tab/>if(root.data==n){</text:p>
      <text:p text:style-name="P2"><text:tab/><text:tab/><text:tab/>return true;</text:p>
      <text:p text:style-name="P2"><text:tab/><text:tab/>}</text:p>
      <text:p text:style-name="P2"><text:soft-page-break/><text:tab/><text:tab/>if(root.left!=null &amp;&amp; findPath(root.left,n,p)){</text:p>
      <text:p text:style-name="P2"><text:tab/><text:tab/><text:tab/>return true;</text:p>
      <text:p text:style-name="P2"><text:tab/><text:tab/>}</text:p>
      <text:p text:style-name="P2"><text:tab/><text:tab/>if(root.right!=null &amp;&amp; findPath(root.right,n,p)){</text:p>
      <text:p text:style-name="P2"><text:tab/><text:tab/><text:tab/>return true;</text:p>
      <text:p text:style-name="P2"><text:tab/><text:tab/>}</text:p>
      <text:p text:style-name="P2"><text:tab/><text:tab/>p.remove(p.size()-1);</text:p>
      <text:p text:style-name="P2"><text:tab/><text:tab/>return false;</text:p>
      <text:p text:style-name="P2"/>
      <text:p text:style-name="P2"/>
      <text:p text:style-name="P2"/>
      <text:p text:style-name="P2"><text:tab/>}</text:p>
      <text:p text:style-name="P2">}</text:p>
      <text:p text:style-name="P2"/>
      <text:p text:style-name="P5">5</text:p>
      <text:p text:style-name="P4"/>
      <text:p text:style-name="P4">Given an array of distinct integers, find if there are two pairs (a, b) and (c, d) such that a+b = c+d, and a, b, c and d are distinct elements. If there are multiple answers, then print any of them. Expected complexity : <text:s/>O(n2</text:p>
      <text:p text:style-name="P4"/>
      <text:p text:style-name="P2">*/</text:p>
      <text:p text:style-name="P2">import java.util.*;</text:p>
      <text:p text:style-name="P2">class Pair{</text:p>
      <text:p text:style-name="P2"><text:tab/>int x,y;</text:p>
      <text:p text:style-name="P2"><text:tab/>Pair(int x,int y){</text:p>
      <text:p text:style-name="P2"><text:tab/><text:tab/>this.x=x;</text:p>
      <text:p text:style-name="P2"><text:tab/><text:tab/>this.y=y;</text:p>
      <text:p text:style-name="P2"><text:tab/>}</text:p>
      <text:p text:style-name="P2">}</text:p>
      <text:p text:style-name="P2"/>
      <text:p text:style-name="P2">class FindPairInArray{</text:p>
      <text:p text:style-name="P2"><text:tab/>public static void main(String[] args) {</text:p>
      <text:p text:style-name="P2"><text:tab/><text:tab/>int[] a={3,4,7,1,2,9,8};</text:p>
      <text:p text:style-name="P2"><text:tab/><text:tab/>HashMap&lt;Integer,Pair&gt; hm=new HashMap&lt;Integer,Pair&gt;(); </text:p>
      <text:p text:style-name="P2"><text:tab/><text:tab/>for(int i=0;i&lt;a.length;i++){</text:p>
      <text:p text:style-name="P2"><text:tab/><text:tab/><text:tab/>for(int j=i+1;j&lt;a.length;j++){</text:p>
      <text:p text:style-name="P2"><text:tab/><text:tab/><text:tab/><text:tab/>int x=a[i]+a[j];</text:p>
      <text:p text:style-name="P2"><text:tab/><text:tab/><text:tab/><text:tab/>if(hm.containsKey(x)){</text:p>
      <text:p text:style-name="P2"><text:tab/><text:tab/><text:tab/><text:tab/><text:tab/>Pair p=hm.get(x);</text:p>
      <text:p text:style-name="P2"><text:tab/><text:tab/><text:tab/><text:tab/><text:tab/>System.out.println("("+p.x+","+p.y+"),"+"("+a[i]+","+a[j]+")");</text:p>
      <text:p text:style-name="P2"><text:tab/><text:tab/><text:tab/><text:tab/><text:tab/></text:p>
      <text:p text:style-name="P2"><text:tab/><text:tab/><text:tab/><text:tab/>}</text:p>
      <text:p text:style-name="P2"><text:tab/><text:tab/><text:tab/><text:tab/>else{</text:p>
      <text:p text:style-name="P2"><text:tab/><text:tab/><text:tab/><text:tab/><text:tab/>Pair p=new Pair(a[i],a[j]);</text:p>
      <text:p text:style-name="P2"><text:tab/><text:tab/><text:tab/><text:tab/><text:tab/>hm.put(a[i]+a[j],p);</text:p>
      <text:p text:style-name="P2"><text:tab/><text:tab/><text:tab/><text:tab/>}</text:p>
      <text:p text:style-name="P2"><text:tab/><text:tab/><text:tab/>}</text:p>
      <text:p text:style-name="P2"/>
      <text:p text:style-name="P2"/>
      <text:p text:style-name="P2"><text:tab/><text:tab/>}<text:tab/></text:p>
      <text:p text:style-name="P2"><text:tab/>}</text:p>
      <text:p text:style-name="P2"><text:soft-page-break/>}</text:p>
      <text:p text:style-name="P2"/>
      <text:p text:style-name="P6">6</text:p>
      <text:p text:style-name="P4"/>
      <text:p text:style-name="P4">/*Q3) Maximum difference between node and its ancestor in Binary Tree. https://www.geeksforgeeks.org/maximum-difference-between-node-and-its-ancestor-in-binary-tree/*/</text:p>
      <text:p text:style-name="P2">import java.util.*;</text:p>
      <text:p text:style-name="P2">class Node{</text:p>
      <text:p text:style-name="P2"><text:tab/>int d;</text:p>
      <text:p text:style-name="P2"><text:tab/>Node left,right;</text:p>
      <text:p text:style-name="P2"><text:tab/>Node(int d){</text:p>
      <text:p text:style-name="P2"><text:tab/><text:tab/>this.d=d;</text:p>
      <text:p text:style-name="P2"><text:tab/><text:tab/>left=null;</text:p>
      <text:p text:style-name="P2"><text:tab/><text:tab/>right=null;</text:p>
      <text:p text:style-name="P2"><text:tab/>}</text:p>
      <text:p text:style-name="P2">}</text:p>
      <text:p text:style-name="P2"/>
      <text:p text:style-name="P2">class MaxDiffInNode{</text:p>
      <text:p text:style-name="P2"><text:tab/>public static void main(String[] args) {</text:p>
      <text:p text:style-name="P2"><text:tab/><text:tab/>Node root = new Node(8); </text:p>
      <text:p text:style-name="P2"><text:s text:c="8"/>root.left = new Node(3); </text:p>
      <text:p text:style-name="P2"><text:s text:c="8"/>root.left.left = new Node(1); </text:p>
      <text:p text:style-name="P2"><text:s text:c="8"/>root.left.right = new Node(6); </text:p>
      <text:p text:style-name="P2"><text:s text:c="8"/>root.left.right.left = new Node(4); </text:p>
      <text:p text:style-name="P2"><text:s text:c="8"/>root.left.right.right = new Node(7); </text:p>
      <text:p text:style-name="P2"><text:s text:c="8"/>root.right = new Node(10); </text:p>
      <text:p text:style-name="P2"><text:s text:c="8"/>root.right.right = new Node(14); </text:p>
      <text:p text:style-name="P2"><text:s text:c="8"/>root.right.right.left = new Node(13);</text:p>
      <text:p text:style-name="P2"><text:s text:c="8"/>System.out.println(help(root,0,0));</text:p>
      <text:p text:style-name="P2"><text:tab/>}</text:p>
      <text:p text:style-name="P2"><text:tab/>public static int help(Node root,int maxDiff,int maxDiffSoFar){</text:p>
      <text:p text:style-name="P2"><text:tab/><text:tab/>if(root==null){</text:p>
      <text:p text:style-name="P2"><text:tab/><text:tab/><text:tab/>return maxDiff;</text:p>
      <text:p text:style-name="P2"><text:tab/><text:tab/>}</text:p>
      <text:p text:style-name="P2"><text:tab/><text:tab/>maxDiff=Math.max(maxDiff,maxDiffSoFar-root.d);</text:p>
      <text:p text:style-name="P2"><text:tab/><text:tab/>maxDiffSoFar=Math.max(maxDiffSoFar,root.d);</text:p>
      <text:p text:style-name="P2"><text:tab/><text:tab/>return Math.max(help(root.left,maxDiff,maxDiffSoFar),help(root.right,maxDiff,maxDiffSoFar));</text:p>
      <text:p text:style-name="P2"><text:tab/>}</text:p>
      <text:p text:style-name="P2">}</text:p>
      <text:p text:style-name="P2"/>
      <text:p text:style-name="P7">7</text:p>
      <text:p text:style-name="P4"/>
      <text:p text:style-name="P4">/*Print Nodes in Top View of Binary Tree</text:p>
      <text:p text:style-name="P4">Top view of a binary tree is the set of nodes visible when the tree is viewed from the top. Given a binary tree, print the top view of it. The output nodes can be printed in any order. Expected time complexity is O(n)</text:p>
      <text:p text:style-name="P4"/>
      <text:p text:style-name="P4">A node x is there in output if x is the topmost node at its horizontal distance. Horizontal distance of left child of a node x is equal to horizontal distance of x minus 1, and that of right child is horizontal distance of x plus 1.</text:p>
      <text:p text:style-name="P4"><text:soft-page-break/></text:p>
      <text:p text:style-name="P2"><text:s text:c="7"/>1</text:p>
      <text:p text:style-name="P2"><text:s text:c="4"/>/ <text:s text:c="4"/>\</text:p>
      <text:p text:style-name="P2"><text:s text:c="3"/>2 <text:s text:c="6"/>3</text:p>
      <text:p text:style-name="P2"><text:s text:c="2"/>/ <text:s/>\ <text:s text:c="3"/>/ \</text:p>
      <text:p text:style-name="P2"><text:s/>4 <text:s text:c="3"/>5 <text:s/>6 <text:s text:c="2"/>7</text:p>
      <text:p text:style-name="P2">Top view of the above binary tree is</text:p>
      <text:p text:style-name="P2">4 2 1 3 7</text:p>
      <text:p text:style-name="P2">*/</text:p>
      <text:p text:style-name="P2">import java.util.*;</text:p>
      <text:p text:style-name="P2">class Node{</text:p>
      <text:p text:style-name="P2"><text:tab/>int data;</text:p>
      <text:p text:style-name="P2"><text:tab/>Node left,right;</text:p>
      <text:p text:style-name="P2"><text:tab/>Node(int d){</text:p>
      <text:p text:style-name="P2"><text:tab/>data=d;</text:p>
      <text:p text:style-name="P2"><text:tab/>left=null;</text:p>
      <text:p text:style-name="P2"><text:tab/>right=null;</text:p>
      <text:p text:style-name="P2"><text:tab/>}</text:p>
      <text:p text:style-name="P2">}</text:p>
      <text:p text:style-name="P2"/>
      <text:p text:style-name="P2">class PrintTop{</text:p>
      <text:p text:style-name="P2"><text:tab/>static HashSet&lt;Integer&gt; hs=new HashSet&lt;Integer&gt;();</text:p>
      <text:p text:style-name="P2"><text:tab/>public static void main(String[] args) {</text:p>
      <text:p text:style-name="P2"><text:tab/><text:tab/>Node root = new Node(1); </text:p>
      <text:p text:style-name="P2"><text:s text:c="8"/>root.left = new Node(2); </text:p>
      <text:p text:style-name="P2"><text:s text:c="8"/>root.right = new Node(3); </text:p>
      <text:p text:style-name="P2"><text:s text:c="8"/>root.left.right = new Node(4); </text:p>
      <text:p text:style-name="P2"><text:s text:c="8"/>root.left.right.right = new Node(5); </text:p>
      <text:p text:style-name="P2"><text:s text:c="8"/>root.left.right.right.right = new Node(6); </text:p>
      <text:p text:style-name="P2"><text:s text:c="8"/>PrintTopView(root,0);</text:p>
      <text:p text:style-name="P2"><text:tab/>}</text:p>
      <text:p text:style-name="P2"><text:tab/>public static void PrintTopView(Node n,int x){</text:p>
      <text:p text:style-name="P2"><text:tab/><text:tab/>if(n!=null){</text:p>
      <text:p text:style-name="P2"><text:tab/><text:tab/><text:tab/>if(!hs.contains(x)){</text:p>
      <text:p text:style-name="P2"><text:tab/><text:tab/><text:tab/><text:tab/>System.out.print(n.data);</text:p>
      <text:p text:style-name="P2"><text:tab/><text:tab/><text:tab/><text:tab/>hs.add(x);</text:p>
      <text:p text:style-name="P2"><text:tab/><text:tab/><text:tab/>}</text:p>
      <text:p text:style-name="P2"><text:tab/><text:tab/><text:tab/>if(n.left!=null){</text:p>
      <text:p text:style-name="P2"><text:tab/><text:tab/><text:tab/><text:tab/>PrintTopView(n.left,x-1);</text:p>
      <text:p text:style-name="P2"><text:tab/><text:tab/><text:tab/>}</text:p>
      <text:p text:style-name="P2"><text:tab/><text:tab/><text:tab/>if(n.right!=null){</text:p>
      <text:p text:style-name="P2"><text:tab/><text:tab/><text:tab/><text:tab/>PrintTopView(n.right,x+1);<text:tab/></text:p>
      <text:p text:style-name="P2"><text:tab/><text:tab/><text:tab/>}</text:p>
      <text:p text:style-name="P2"><text:tab/><text:tab/>}</text:p>
      <text:p text:style-name="P2"><text:tab/>}</text:p>
      <text:p text:style-name="P2">}</text:p>
      <text:p text:style-name="P2"/>
      <text:p text:style-name="P2"/>
      <text:p text:style-name="P4">8.</text:p>
      <text:p text:style-name="P4"/>
      <text:p text:style-name="P4">Fond the peak element</text:p>
      <text:p text:style-name="P2"/>
      <text:p text:style-name="P2"><text:soft-page-break/>import java.util.*;</text:p>
      <text:p text:style-name="P2"/>
      <text:p text:style-name="P2">class FindPeakElement{</text:p>
      <text:p text:style-name="P2"><text:tab/>public static void main(String[] args) {</text:p>
      <text:p text:style-name="P2"><text:tab/><text:tab/>int[] a={1, 3, 20, 4, 1, 0}; </text:p>
      <text:p text:style-name="P2"><text:tab/><text:tab/>System.out.println(help(a,0,a.length-1,a.length-1));<text:tab/></text:p>
      <text:p text:style-name="P2"><text:tab/>}</text:p>
      <text:p text:style-name="P2"><text:tab/>public static int help(int[] a,int low,int high,int n){</text:p>
      <text:p text:style-name="P2"><text:tab/><text:tab/>int mid=low+(high-low)/2;</text:p>
      <text:p text:style-name="P2"><text:tab/><text:tab/>if((mid&gt;0 &amp;&amp; a[mid-1]&lt;a[mid]) &amp;&amp; (a[mid]==n-1 || a[mid]&gt;a[mid+1])){</text:p>
      <text:p text:style-name="P2"><text:tab/><text:tab/><text:tab/>return a[mid];</text:p>
      <text:p text:style-name="P2"><text:tab/><text:tab/>}</text:p>
      <text:p text:style-name="P2"><text:tab/><text:tab/>else if((mid&gt;0 &amp;&amp; a[mid-1]&gt;a[mid])){</text:p>
      <text:p text:style-name="P2"><text:tab/><text:tab/><text:tab/>return help(a,low,mid-1,n);</text:p>
      <text:p text:style-name="P2"><text:tab/><text:tab/>}</text:p>
      <text:p text:style-name="P2"><text:tab/><text:tab/>else return help(a,mid+1,high,n);</text:p>
      <text:p text:style-name="P2"><text:tab/>}</text:p>
      <text:p text:style-name="P2">}</text:p>
      <text:p text:style-name="P2"/>
      <text:p text:style-name="P2"/>
      <text:p text:style-name="P2"/>
      <text:p text:style-name="P4">9 <text:s/></text:p>
      <text:p text:style-name="P4"/>
      <text:p text:style-name="P4">/*Given a 1D array where each cell represents a toll gate ticket value. Find the minimum number of tickets needed to surpass the whole array (means till u reach the end of array) .</text:p>
      <text:p text:style-name="P4">If ticket value is 1 then u can pass that cell alone. If ticket value is 2 u can pass that cell and the next cell.. that is how ticket values work.</text:p>
      <text:p text:style-name="P4">Eg : Input : 3 1 5 4 1 1 1 Output :In this case if v buy ticket from a[0] and a[2] meaning two tickets are enof to pass this array..*/</text:p>
      <text:p text:style-name="P4"/>
      <text:p text:style-name="P2">import java.util.*;</text:p>
      <text:p text:style-name="P2">class MinJumpToEnd{</text:p>
      <text:p text:style-name="P2"><text:tab/>public static void main(String[] args) {</text:p>
      <text:p text:style-name="P2"><text:tab/><text:tab/>int[] a={1, 3, 5, 8, 9, 2, 6, 7, 6, 8, 9};</text:p>
      <text:p text:style-name="P2"><text:tab/><text:tab/>int[] min=new int[a.length];</text:p>
      <text:p text:style-name="P2"><text:tab/><text:tab/>Arrays.fill(min,Integer.MAX_VALUE-1);</text:p>
      <text:p text:style-name="P2"><text:tab/><text:tab/>min[0]=0;</text:p>
      <text:p text:style-name="P2"><text:tab/><text:tab/>for(int i=1;i&lt;a.length;i++){</text:p>
      <text:p text:style-name="P2"><text:tab/><text:tab/><text:tab/>for(int j=0;j&lt;i;j++){</text:p>
      <text:p text:style-name="P2"><text:tab/><text:tab/><text:tab/><text:tab/>int d=i-j;</text:p>
      <text:p text:style-name="P2"><text:tab/><text:tab/><text:tab/><text:tab/>if(a[j]&gt;=d){</text:p>
      <text:p text:style-name="P2"><text:tab/><text:tab/><text:tab/><text:tab/><text:tab/>min[i]=Math.min(min[i],min[j]+1);</text:p>
      <text:p text:style-name="P2"><text:tab/><text:tab/><text:tab/><text:tab/>}</text:p>
      <text:p text:style-name="P2"/>
      <text:p text:style-name="P2"><text:tab/><text:tab/><text:tab/>}</text:p>
      <text:p text:style-name="P2"><text:tab/><text:tab/>}</text:p>
      <text:p text:style-name="P2"><text:tab/><text:tab/>System.out.println(min[a.length-1]);</text:p>
      <text:p text:style-name="P2"><text:tab/>}</text:p>
      <text:p text:style-name="P2">}</text:p>
      <text:p text:style-name="P2"/>
      <text:p text:style-name="P2">/*There is a linked list which is sorted based on their absolute values. Sort them based on their actual values.</text:p>
      <text:p text:style-name="P2"><text:soft-page-break/>Eg., input : 1 -&gt; -2 -&gt; -3 -&gt; 4 -&gt; -5 output: -5 -&gt; -3 -&gt; -2 -&gt; 1 -&gt;4*/</text:p>
      <text:p text:style-name="P2">class Node{</text:p>
      <text:p text:style-name="P2"><text:tab/>int data;</text:p>
      <text:p text:style-name="P2"><text:tab/>Node next;</text:p>
      <text:p text:style-name="P2"><text:tab/>Node(int d){</text:p>
      <text:p text:style-name="P2"><text:tab/><text:tab/>data=d;</text:p>
      <text:p text:style-name="P2"><text:tab/><text:tab/>next=null;</text:p>
      <text:p text:style-name="P2"><text:tab/>}</text:p>
      <text:p text:style-name="P2">}</text:p>
      <text:p text:style-name="P2"/>
      <text:p text:style-name="P2"/>
      <text:p text:style-name="P2">class MergeAbsoluteSortList{</text:p>
      <text:p text:style-name="P2"><text:tab/>static Node head=null;</text:p>
      <text:p text:style-name="P2"><text:tab/>static Node prev=null;</text:p>
      <text:p text:style-name="P2"><text:tab/>public static void main(String[] args) {</text:p>
      <text:p text:style-name="P2"><text:tab/><text:tab/>Push(1);</text:p>
      <text:p text:style-name="P2"><text:tab/><text:tab/>Push(-2);</text:p>
      <text:p text:style-name="P2"><text:tab/><text:tab/>Push(3);</text:p>
      <text:p text:style-name="P2"><text:tab/><text:tab/>Push(4);</text:p>
      <text:p text:style-name="P2"><text:tab/><text:tab/>Push(-5);</text:p>
      <text:p text:style-name="P2"><text:tab/><text:tab/>Push(6);</text:p>
      <text:p text:style-name="P2"><text:tab/><text:tab/>Push(-7);</text:p>
      <text:p text:style-name="P2"><text:tab/><text:tab/>Push(-8);</text:p>
      <text:p text:style-name="P2"><text:tab/><text:tab/>Print();</text:p>
      <text:p text:style-name="P2"><text:tab/><text:tab/>Sort();</text:p>
      <text:p text:style-name="P2"><text:tab/><text:tab/>Print();</text:p>
      <text:p text:style-name="P2"><text:tab/>}</text:p>
      <text:p text:style-name="P2"><text:tab/>public static void Push(int x){</text:p>
      <text:p text:style-name="P2"><text:tab/><text:tab/>Node temp=new Node(x);</text:p>
      <text:p text:style-name="P2"><text:tab/><text:tab/>if(head==null){</text:p>
      <text:p text:style-name="P2"><text:tab/><text:tab/><text:tab/>head=temp;</text:p>
      <text:p text:style-name="P2"><text:tab/><text:tab/><text:tab/>prev=temp;</text:p>
      <text:p text:style-name="P2"><text:tab/><text:tab/>}</text:p>
      <text:p text:style-name="P2"><text:tab/><text:tab/>else{</text:p>
      <text:p text:style-name="P2"><text:tab/><text:tab/><text:tab/>prev.next=temp;</text:p>
      <text:p text:style-name="P2"><text:tab/><text:tab/><text:tab/>prev=temp;<text:tab/></text:p>
      <text:p text:style-name="P2"><text:tab/><text:tab/>}</text:p>
      <text:p text:style-name="P2"><text:tab/>}</text:p>
      <text:p text:style-name="P2"/>
      <text:p text:style-name="P2"><text:tab/>public static void Print(){</text:p>
      <text:p text:style-name="P2"><text:tab/><text:tab/>Node cur=head;</text:p>
      <text:p text:style-name="P2"><text:tab/><text:tab/>while(cur!=null){</text:p>
      <text:p text:style-name="P2"><text:tab/><text:tab/><text:tab/>System.out.print(cur.data+" ");</text:p>
      <text:p text:style-name="P2"><text:tab/><text:tab/><text:tab/>cur=cur.next;</text:p>
      <text:p text:style-name="P2"><text:tab/><text:tab/>}</text:p>
      <text:p text:style-name="P2"><text:tab/><text:tab/>System.out.println();</text:p>
      <text:p text:style-name="P2"><text:tab/>}</text:p>
      <text:p text:style-name="P2"><text:tab/>public static void Sort(){</text:p>
      <text:p text:style-name="P2"><text:tab/><text:tab/>Node cur=head.next;</text:p>
      <text:p text:style-name="P2"><text:tab/><text:tab/>Node prev=head;</text:p>
      <text:p text:style-name="P2"><text:tab/><text:tab/>while(cur!=null){</text:p>
      <text:p text:style-name="P2"><text:tab/><text:tab/><text:tab/>if(cur.data&gt;=prev.data){</text:p>
      <text:p text:style-name="P2"><text:soft-page-break/><text:tab/><text:tab/><text:tab/><text:tab/>prev=cur;</text:p>
      <text:p text:style-name="P2"><text:tab/><text:tab/><text:tab/>}</text:p>
      <text:p text:style-name="P2"><text:tab/><text:tab/><text:tab/>else{</text:p>
      <text:p text:style-name="P2"><text:tab/><text:tab/><text:tab/><text:tab/>prev.next=cur.next;</text:p>
      <text:p text:style-name="P2"><text:tab/><text:tab/><text:tab/><text:tab/>cur.next=head;</text:p>
      <text:p text:style-name="P2"><text:tab/><text:tab/><text:tab/><text:tab/>head=cur;</text:p>
      <text:p text:style-name="P2"><text:tab/><text:tab/><text:tab/>}</text:p>
      <text:p text:style-name="P2"><text:tab/><text:tab/><text:tab/>cur=prev.next;</text:p>
      <text:p text:style-name="P2"><text:tab/><text:tab/>}</text:p>
      <text:p text:style-name="P2"><text:tab/>}</text:p>
      <text:p text:style-name="P2"/>
      <text:p text:style-name="P2">}</text:p>
      <text:p text:style-name="P2"/>
      <text:p text:style-name="P2"/>
      <text:p text:style-name="P4">10 </text:p>
      <text:p text:style-name="P4"/>
      <text:p text:style-name="P4">/*1. Given a String s and int r , first fill each character row wise and print column wise.</text:p>
      <text:p text:style-name="P4">for e.g. String s = “abcdefgh” and r = 3</text:p>
      <text:p text:style-name="P4">so filling column wise would give :</text:p>
      <text:p text:style-name="P4">a d g</text:p>
      <text:p text:style-name="P4">b e h</text:p>
      <text:p text:style-name="P4">c f*/</text:p>
      <text:p text:style-name="P4"/>
      <text:p text:style-name="P2">class FillEachChararcter{</text:p>
      <text:p text:style-name="P2"><text:tab/>public static void main(String[] args) {</text:p>
      <text:p text:style-name="P2"><text:tab/><text:tab/>String s="abcdefgh";</text:p>
      <text:p text:style-name="P2"><text:tab/><text:tab/>int r=3;</text:p>
      <text:p text:style-name="P2"><text:tab/><text:tab/>int index=0;</text:p>
      <text:p text:style-name="P2"><text:tab/><text:tab/>char[][] c=new char[r][r];</text:p>
      <text:p text:style-name="P2"><text:tab/><text:tab/>for(int i=0;i&lt;r;i++){</text:p>
      <text:p text:style-name="P2"><text:tab/><text:tab/><text:tab/>for(int j=0;j&lt;r;j++){</text:p>
      <text:p text:style-name="P2"><text:tab/><text:tab/><text:tab/><text:tab/>if(index&lt;s.length()){</text:p>
      <text:p text:style-name="P2"><text:tab/><text:tab/><text:tab/><text:tab/><text:tab/>c[j][i]=s.charAt(index++);</text:p>
      <text:p text:style-name="P2"><text:tab/><text:tab/><text:tab/><text:tab/>}</text:p>
      <text:p text:style-name="P2"><text:tab/><text:tab/><text:tab/>}</text:p>
      <text:p text:style-name="P2"><text:tab/><text:tab/>}</text:p>
      <text:p text:style-name="P2"><text:tab/><text:tab/>for(int i=0;i&lt;r;i++){</text:p>
      <text:p text:style-name="P2"><text:tab/><text:tab/><text:tab/>for(int j=0;j&lt;r;j++){</text:p>
      <text:p text:style-name="P2"><text:tab/><text:tab/><text:tab/><text:tab/>System.out.print(c[i][j]);</text:p>
      <text:p text:style-name="P2"><text:tab/><text:tab/><text:tab/>}</text:p>
      <text:p text:style-name="P2"><text:tab/><text:tab/>} </text:p>
      <text:p text:style-name="P2"><text:tab/>}</text:p>
      <text:p text:style-name="P2"/>
      <text:p text:style-name="P2"/>
      <text:p text:style-name="P2"/>
      <text:p text:style-name="P2">}</text:p>
      <text:p text:style-name="P2"/>
      <text:p text:style-name="P4">11</text:p>
      <text:p text:style-name="P4"/>
      <text:p text:style-name="P4">/*1. Given a String s and int r , first fill each character row wise and print column wise.</text:p>
      <text:p text:style-name="P4">for e.g. String s = “abcdefgh” and r = 3</text:p>
      <text:p text:style-name="P4">so filling column wise would give :</text:p>
      <text:p text:style-name="P4"><text:soft-page-break/>a d g</text:p>
      <text:p text:style-name="P4">b e h</text:p>
      <text:p text:style-name="P4">c f*/</text:p>
      <text:p text:style-name="P4"/>
      <text:p text:style-name="P2">class FillEachChararcter{</text:p>
      <text:p text:style-name="P2"><text:tab/>public static void main(String[] args) {</text:p>
      <text:p text:style-name="P2"><text:tab/><text:tab/>String s="abcdefgh";</text:p>
      <text:p text:style-name="P2"><text:tab/><text:tab/>int r=3;</text:p>
      <text:p text:style-name="P2"><text:tab/><text:tab/>int index=0;</text:p>
      <text:p text:style-name="P2"><text:tab/><text:tab/>char[][] c=new char[r][r];</text:p>
      <text:p text:style-name="P2"><text:tab/><text:tab/>for(int i=0;i&lt;r;i++){</text:p>
      <text:p text:style-name="P2"><text:tab/><text:tab/><text:tab/>for(int j=0;j&lt;r;j++){</text:p>
      <text:p text:style-name="P2"><text:tab/><text:tab/><text:tab/><text:tab/>if(index&lt;s.length()){</text:p>
      <text:p text:style-name="P2"><text:tab/><text:tab/><text:tab/><text:tab/><text:tab/>c[j][i]=s.charAt(index++);</text:p>
      <text:p text:style-name="P2"><text:tab/><text:tab/><text:tab/><text:tab/>}</text:p>
      <text:p text:style-name="P2"><text:tab/><text:tab/><text:tab/>}</text:p>
      <text:p text:style-name="P2"><text:tab/><text:tab/>}</text:p>
      <text:p text:style-name="P2"><text:tab/><text:tab/>for(int i=0;i&lt;r;i++){</text:p>
      <text:p text:style-name="P2"><text:tab/><text:tab/><text:tab/>for(int j=0;j&lt;r;j++){</text:p>
      <text:p text:style-name="P2"><text:tab/><text:tab/><text:tab/><text:tab/>System.out.print(c[i][j]);</text:p>
      <text:p text:style-name="P2"><text:tab/><text:tab/><text:tab/>}</text:p>
      <text:p text:style-name="P2"><text:tab/><text:tab/>} </text:p>
      <text:p text:style-name="P2"><text:tab/>}</text:p>
      <text:p text:style-name="P2"/>
      <text:p text:style-name="P2"/>
      <text:p text:style-name="P2"/>
      <text:p text:style-name="P2">}</text:p>
      <text:p text:style-name="P2"/>
      <text:p text:style-name="P2"/>
      <text:p text:style-name="P2"/>
      <text:p text:style-name="P4">12</text:p>
      <text:p text:style-name="P4">/*Print all possible words from phone digits*/</text:p>
      <text:p text:style-name="P2"/>
      <text:p text:style-name="P2">import java.util.*;</text:p>
      <text:p text:style-name="P2">class PhoneDigits{</text:p>
      <text:p text:style-name="P2"><text:tab/>public static void main(String[] args) {</text:p>
      <text:p text:style-name="P2"><text:tab/><text:tab/>HashMap&lt;Integer,String&gt; hm=new HashMap&lt;Integer,String&gt;();</text:p>
      <text:p text:style-name="P2"><text:tab/><text:tab/>hm.put(1,"");</text:p>
      <text:p text:style-name="P2"><text:tab/><text:tab/>hm.put(2,"abc");</text:p>
      <text:p text:style-name="P2"><text:tab/><text:tab/>hm.put(3,"def");</text:p>
      <text:p text:style-name="P2"><text:tab/><text:tab/>hm.put(4,"ghi");</text:p>
      <text:p text:style-name="P2"><text:tab/><text:tab/>hm.put(5,"jkl");</text:p>
      <text:p text:style-name="P2"><text:tab/><text:tab/>hm.put(6,"mno");</text:p>
      <text:p text:style-name="P2"><text:tab/><text:tab/>hm.put(7,"pqrs");</text:p>
      <text:p text:style-name="P2"><text:tab/><text:tab/>hm.put(8,"tuv");</text:p>
      <text:p text:style-name="P2"><text:tab/><text:tab/>hm.put(9,"wxyz");</text:p>
      <text:p text:style-name="P2"><text:tab/><text:tab/>hm.put(0,"");</text:p>
      <text:p text:style-name="P2"><text:tab/><text:tab/>int[] a={2,3,4};</text:p>
      <text:p text:style-name="P2"><text:tab/><text:tab/>help(hm,a,"",a.length-1);</text:p>
      <text:p text:style-name="P2"><text:tab/>}</text:p>
      <text:p text:style-name="P2"><text:tab/>public static void help(HashMap&lt;Integer,String&gt; hm,int[] a,String res,int index){</text:p>
      <text:p text:style-name="P2"><text:tab/><text:tab/>if(index==-1){</text:p>
      <text:p text:style-name="P2"><text:soft-page-break/><text:tab/><text:tab/><text:tab/>System.out.println(res);</text:p>
      <text:p text:style-name="P2"><text:tab/><text:tab/><text:tab/>return;</text:p>
      <text:p text:style-name="P2"><text:tab/><text:tab/>}</text:p>
      <text:p text:style-name="P2"><text:tab/><text:tab/>int digit=a[index];</text:p>
      <text:p text:style-name="P2"><text:tab/><text:tab/>int len=hm.get(digit).length();</text:p>
      <text:p text:style-name="P2"><text:tab/><text:tab/>for(int i=0;i&lt;len;i++){</text:p>
      <text:p text:style-name="P2"><text:tab/><text:tab/><text:tab/>help(hm,a,hm.get(digit).charAt(i)+res,index-1);</text:p>
      <text:p text:style-name="P2"><text:tab/><text:tab/>}</text:p>
      <text:p text:style-name="P2"/>
      <text:p text:style-name="P2"/>
      <text:p text:style-name="P2"/>
      <text:p text:style-name="P2"><text:tab/>}</text:p>
      <text:p text:style-name="P2">}</text:p>
      <text:p text:style-name="P2"/>
      <text:p text:style-name="P4"/>
      <text:p text:style-name="P4">13 </text:p>
      <text:p text:style-name="P4"/>
      <text:p text:style-name="P4">/*given a binary tree. connect all the node at the same level. each node would have left,right and nextSibling pointers. we need to fill nextSibling.</text:p>
      <text:p text:style-name="P4">solved with level order traversal . Similar to BFS on tree with queue. Only approach was needed, no code for this one.*/</text:p>
      <text:p text:style-name="P4"/>
      <text:p text:style-name="P2">import java.util.*;</text:p>
      <text:p text:style-name="P2">class Node{</text:p>
      <text:p text:style-name="P2"><text:tab/>int data;</text:p>
      <text:p text:style-name="P2"><text:tab/>Node left,right,next;</text:p>
      <text:p text:style-name="P2"><text:tab/>Node(int d){</text:p>
      <text:p text:style-name="P2"><text:tab/><text:tab/>data=d;</text:p>
      <text:p text:style-name="P2"><text:tab/><text:tab/>left=right=next=null;</text:p>
      <text:p text:style-name="P2"><text:tab/>}</text:p>
      <text:p text:style-name="P2"/>
      <text:p text:style-name="P2">}</text:p>
      <text:p text:style-name="P2"/>
      <text:p text:style-name="P2">class ConnectLevel{</text:p>
      <text:p text:style-name="P2"><text:tab/>public static void main(String[] args) {</text:p>
      <text:p text:style-name="P2"><text:tab/><text:tab/><text:tab/>Node n=new Node(1);</text:p>
      <text:p text:style-name="P2"><text:tab/><text:tab/><text:tab/>n.left=new Node(2);</text:p>
      <text:p text:style-name="P2"><text:tab/><text:tab/><text:tab/>n.right=new Node(3);</text:p>
      <text:p text:style-name="P2"><text:tab/><text:tab/><text:tab/>n.left.left=new Node(4);</text:p>
      <text:p text:style-name="P2"><text:tab/><text:tab/><text:tab/>n.left.right=new Node(5);</text:p>
      <text:p text:style-name="P2"><text:tab/><text:tab/><text:tab/>n.right.left=new Node(6);</text:p>
      <text:p text:style-name="P2"><text:tab/><text:tab/><text:tab/>n.right.right=new Node(7);</text:p>
      <text:p text:style-name="P2"><text:tab/><text:tab/><text:tab/>Print(help(n));</text:p>
      <text:p text:style-name="P2"/>
      <text:p text:style-name="P2"><text:tab/>}</text:p>
      <text:p text:style-name="P2"><text:tab/>public static Node help(Node n){</text:p>
      <text:p text:style-name="P2"><text:tab/><text:tab/>if(n==null){</text:p>
      <text:p text:style-name="P2"><text:tab/><text:tab/><text:tab/>return null;</text:p>
      <text:p text:style-name="P2"><text:tab/><text:tab/>}</text:p>
      <text:p text:style-name="P2"><text:tab/><text:tab/>Node last=null;</text:p>
      <text:p text:style-name="P2"><text:tab/><text:tab/>Queue&lt;Node&gt; q=new LinkedList&lt;Node&gt;();</text:p>
      <text:p text:style-name="P2"><text:tab/><text:tab/>q.add(n);</text:p>
      <text:p text:style-name="P2"><text:soft-page-break/><text:tab/><text:tab/>while(!q.isEmpty()){</text:p>
      <text:p text:style-name="P2"><text:tab/><text:tab/><text:tab/>int size=q.size();</text:p>
      <text:p text:style-name="P2"><text:tab/><text:tab/><text:tab/>//System.out.println(size);</text:p>
      <text:p text:style-name="P2"><text:tab/><text:tab/><text:tab/>Node prev=null;</text:p>
      <text:p text:style-name="P2"><text:tab/><text:tab/><text:tab/>while(size--&gt;0){</text:p>
      <text:p text:style-name="P2"><text:tab/><text:tab/><text:tab/><text:tab/>Node temp=q.poll();</text:p>
      <text:p text:style-name="P2"><text:tab/><text:tab/><text:tab/><text:tab/>if(prev==null){</text:p>
      <text:p text:style-name="P2"><text:tab/><text:tab/><text:tab/><text:tab/><text:tab/>prev=temp;</text:p>
      <text:p text:style-name="P2"><text:tab/><text:tab/><text:tab/><text:tab/>}</text:p>
      <text:p text:style-name="P2"><text:tab/><text:tab/><text:tab/><text:tab/>else{</text:p>
      <text:p text:style-name="P2"><text:tab/><text:tab/><text:tab/><text:tab/><text:tab/>prev.next=temp;</text:p>
      <text:p text:style-name="P2"><text:tab/><text:tab/><text:tab/><text:tab/><text:tab/>prev=temp;</text:p>
      <text:p text:style-name="P2"><text:tab/><text:tab/><text:tab/><text:tab/>}</text:p>
      <text:p text:style-name="P2"><text:tab/><text:tab/><text:tab/><text:tab/>if(temp.left!=null){</text:p>
      <text:p text:style-name="P2"><text:tab/><text:tab/><text:tab/><text:tab/><text:tab/>q.add(temp.left);</text:p>
      <text:p text:style-name="P2"><text:tab/><text:tab/><text:tab/><text:tab/>}</text:p>
      <text:p text:style-name="P2"><text:tab/><text:tab/><text:tab/><text:tab/>else if(temp.left==null &amp;&amp; last==null){</text:p>
      <text:p text:style-name="P2"><text:tab/><text:tab/><text:tab/><text:tab/><text:tab/>last=temp;</text:p>
      <text:p text:style-name="P2"><text:tab/><text:tab/><text:tab/><text:tab/>}</text:p>
      <text:p text:style-name="P2"><text:tab/><text:tab/><text:tab/><text:tab/>if(temp.right!=null){</text:p>
      <text:p text:style-name="P2"><text:tab/><text:tab/><text:tab/><text:tab/><text:tab/>q.add(temp.right);</text:p>
      <text:p text:style-name="P2"><text:tab/><text:tab/><text:tab/><text:tab/>}</text:p>
      <text:p text:style-name="P2"><text:tab/><text:tab/><text:tab/>}</text:p>
      <text:p text:style-name="P2"><text:tab/><text:tab/>}</text:p>
      <text:p text:style-name="P2"><text:tab/><text:tab/>return last;</text:p>
      <text:p text:style-name="P2"><text:tab/>}</text:p>
      <text:p text:style-name="P2"><text:tab/>public static void Print(Node n){</text:p>
      <text:p text:style-name="P2"><text:tab/><text:tab/>while(n!=null){</text:p>
      <text:p text:style-name="P2"><text:tab/><text:tab/><text:tab/>System.out.print(n.data+" ");</text:p>
      <text:p text:style-name="P2"><text:tab/><text:tab/><text:tab/>n=n.next;</text:p>
      <text:p text:style-name="P2"><text:tab/><text:tab/>}</text:p>
      <text:p text:style-name="P2"><text:tab/>}</text:p>
      <text:p text:style-name="P2">}</text:p>
      <text:p text:style-name="P2"/>
      <text:p text:style-name="P4">14</text:p>
      <text:p text:style-name="P4"><text:s/></text:p>
      <text:p text:style-name="P4">/*Given a singly linked list, swap every 2 nodes, for odd number of input; retain the last node as it is.*/</text:p>
      <text:p text:style-name="P2">class Node{</text:p>
      <text:p text:style-name="P2"><text:tab/>int data;</text:p>
      <text:p text:style-name="P2"><text:tab/>Node next;</text:p>
      <text:p text:style-name="P2"><text:tab/>Node(int d){</text:p>
      <text:p text:style-name="P2"><text:tab/><text:tab/>data=d;</text:p>
      <text:p text:style-name="P2"><text:tab/><text:tab/>next=null;</text:p>
      <text:p text:style-name="P2"><text:tab/>}</text:p>
      <text:p text:style-name="P2">}</text:p>
      <text:p text:style-name="P2"/>
      <text:p text:style-name="P2"/>
      <text:p text:style-name="P2">class SwapLinkedList{</text:p>
      <text:p text:style-name="P2"><text:tab/>public static void main(String[] args){</text:p>
      <text:p text:style-name="P2"><text:tab/><text:tab/>int[] a={1,2,3,4,5,6,7,8,9};</text:p>
      <text:p text:style-name="P2"><text:tab/><text:tab/>Node n=new Node(1);</text:p>
      <text:p text:style-name="P2"><text:soft-page-break/><text:tab/><text:tab/>n.next=new Node(2);</text:p>
      <text:p text:style-name="P2"><text:tab/><text:tab/>n.next.next=new Node(3);</text:p>
      <text:p text:style-name="P2"><text:tab/><text:tab/>n.next.next.next=new Node(4);</text:p>
      <text:p text:style-name="P2"><text:tab/><text:tab/>n.next.next.next.next=new Node(5);</text:p>
      <text:p text:style-name="P2"><text:tab/><text:tab/>n.next.next.next.next.next=new Node(6);</text:p>
      <text:p text:style-name="P2"><text:tab/><text:tab/>n.next.next.next.next.next.next=new Node(7);</text:p>
      <text:p text:style-name="P2"><text:tab/><text:tab/>n.next.next.next.next.next.next.next=new Node(8);</text:p>
      <text:p text:style-name="P2"><text:tab/><text:tab/>n.next.next.next.next.next.next.next.next=new Node(9);</text:p>
      <text:p text:style-name="P2"><text:tab/><text:tab/></text:p>
      <text:p text:style-name="P2"><text:tab/><text:tab/>Print(n);</text:p>
      <text:p text:style-name="P2"><text:tab/><text:tab/>Node new_node=Swap(n);</text:p>
      <text:p text:style-name="P2"><text:tab/><text:tab/>System.out.print("Hello0");</text:p>
      <text:p text:style-name="P2"><text:tab/><text:tab/>Print(new_node);</text:p>
      <text:p text:style-name="P2"><text:tab/>}</text:p>
      <text:p text:style-name="P2"><text:tab/>public static void Print(Node n){</text:p>
      <text:p text:style-name="P2"><text:tab/><text:tab/>Node cur=n;</text:p>
      <text:p text:style-name="P2"><text:tab/><text:tab/>while(cur!=null){</text:p>
      <text:p text:style-name="P2"><text:tab/><text:tab/><text:tab/>System.out.print(cur.data+"=&gt;");</text:p>
      <text:p text:style-name="P2"><text:tab/><text:tab/><text:tab/>cur=cur.next;</text:p>
      <text:p text:style-name="P2"><text:tab/><text:tab/>}</text:p>
      <text:p text:style-name="P2"><text:tab/><text:tab/>System.out.println();</text:p>
      <text:p text:style-name="P2"/>
      <text:p text:style-name="P2"><text:tab/><text:tab/></text:p>
      <text:p text:style-name="P2"><text:tab/><text:tab/></text:p>
      <text:p text:style-name="P2"><text:tab/>}</text:p>
      <text:p text:style-name="P2"><text:tab/>public static Node Swap(Node node){</text:p>
      <text:p text:style-name="P2"><text:tab/></text:p>
      <text:p text:style-name="P2"><text:tab/><text:tab/>if(node==null || node.next==null){</text:p>
      <text:p text:style-name="P2"><text:tab/><text:tab/><text:tab/>return node;</text:p>
      <text:p text:style-name="P2"><text:tab/><text:tab/>}</text:p>
      <text:p text:style-name="P2"/>
      <text:p text:style-name="P2"><text:tab/><text:tab/>Node remaining=node.next.next;</text:p>
      <text:p text:style-name="P2"><text:tab/><text:tab/>Node newhead=node.next;</text:p>
      <text:p text:style-name="P2"><text:tab/><text:tab/>node.next.next=node;</text:p>
      <text:p text:style-name="P2"><text:tab/><text:tab/>node.next= Swap(remaining);</text:p>
      <text:p text:style-name="P2"/>
      <text:p text:style-name="P2"><text:tab/><text:tab/>return newhead;</text:p>
      <text:p text:style-name="P2"><text:tab/>}</text:p>
      <text:p text:style-name="P2">}</text:p>
      <text:p text:style-name="P2"/>
      <text:p text:style-name="P2"/>
      <text:p text:style-name="P2"/>
      <text:p text:style-name="P9">/*Move all zeroes to end of array</text:p>
      <text:p text:style-name="P9">Given an array of random numbers, Push all the zero’s of a given array to the end of the array. For example, if the given arrays is {1, 9, 8, 4, 0, 0, 2, 7, 0, 6, 0}, it should be changed to {1, 9, 8, 4, 2, 7, 6, 0, 0, 0, 0}. The order of all other elements should be same. Expected time complexity is O(n) and extra space is O(1).</text:p>
      <text:p text:style-name="P9"/>
      <text:p text:style-name="P9">Example:</text:p>
      <text:p text:style-name="P9"/>
      <text:p text:style-name="P9">Input : <text:s/>arr[] = {1, 2, 0, 4, 3, 0, 5, 0};</text:p>
      <text:p text:style-name="P9">Output : arr[] = {1, 2, 4, 3, 5, 0, 0};</text:p>
      <text:p text:style-name="P9"><text:soft-page-break/></text:p>
      <text:p text:style-name="P9">Input : arr[] <text:s/>= {1, 2, 0, 0, 0, 3, 6};</text:p>
      <text:p text:style-name="P9">Output : arr[] = {1, 2, 3, 6, 0, 0, 0};*/</text:p>
      <text:p text:style-name="P9"/>
      <text:p text:style-name="P9">class MoveZeroAtEnd{</text:p>
      <text:p text:style-name="P9"><text:tab/>public static void main(String[] args) {</text:p>
      <text:p text:style-name="P9"><text:tab/><text:tab/>int[] a={1, 2, 0, 0, 0, 3, 6};</text:p>
      <text:p text:style-name="P9"><text:tab/><text:tab/>int count=0;</text:p>
      <text:p text:style-name="P9"><text:tab/><text:tab/>for(int i=0;i&lt;a.length;i++){</text:p>
      <text:p text:style-name="P9"><text:tab/><text:tab/><text:tab/>if(a[i]!=0){</text:p>
      <text:p text:style-name="P9"><text:tab/><text:tab/><text:tab/><text:tab/>a[count++]=a[i];</text:p>
      <text:p text:style-name="P9"><text:tab/><text:tab/><text:tab/>}</text:p>
      <text:p text:style-name="P9"><text:tab/><text:tab/>}</text:p>
      <text:p text:style-name="P9"><text:tab/><text:tab/>while(count&lt;a.length){</text:p>
      <text:p text:style-name="P9"><text:tab/><text:tab/><text:tab/>a[count++]=0;</text:p>
      <text:p text:style-name="P9"><text:tab/><text:tab/>}</text:p>
      <text:p text:style-name="P9"><text:tab/><text:tab/>for(int i=0;i&lt;a.length;i++){</text:p>
      <text:p text:style-name="P9"><text:tab/><text:tab/><text:tab/>System.out.print(a[i]+" <text:s/>");</text:p>
      <text:p text:style-name="P9"><text:tab/><text:tab/>}</text:p>
      <text:p text:style-name="P9"><text:tab/>}</text:p>
      <text:p text:style-name="P9">}</text:p>
      <text:p text:style-name="P9"/>
      <text:p text:style-name="P9"/>
      <text:p text:style-name="P9">/*HeapSort</text:p>
      <text:p text:style-name="P9">Heap sort is a comparison based sorting technique based on Binary Heap data structure. It is similar to selection sort where we first find the maximum element and place the maximum element at the end. We repeat the same process for remaining element.</text:p>
      <text:p text:style-name="P9"/>
      <text:p text:style-name="P9">What is Binary Heap?</text:p>
      <text:p text:style-name="P9">Let us first define a Complete Binary Tree. A complete binary tree is a binary tree in which every level, except possibly the last, is completely filled, and all nodes are as far left as possible (Source Wikipedia)</text:p>
      <text:p text:style-name="P9"/>
      <text:p text:style-name="P9">A Binary Heap is a Complete Binary Tree where items are stored in a special order such that value in a parent node is greater(or smaller) than the values in its two children nodes. The former is called as max heap and the latter is called min heap. The heap can be represented by binary tree or array.</text:p>
      <text:p text:style-name="P9"/>
      <text:p text:style-name="P9"/>
      <text:p text:style-name="P9"/>
      <text:p text:style-name="P9"><text:s/></text:p>
      <text:p text:style-name="P9"/>
      <text:p text:style-name="P9">Why array based representation for Binary Heap?</text:p>
      <text:p text:style-name="P9">Since a Binary Heap is a Complete Binary Tree, it can be easily represented as array and array based representation is space efficient. If the parent node is stored at index I, the left child can be calculated by 2 * I + 1 and right child by 2 * I + 2 (assuming the indexing starts at 0).</text:p>
      <text:p text:style-name="P9"/>
      <text:p text:style-name="P9">Heap Sort Algorithm for sorting in increasing order:</text:p>
      <text:p text:style-name="P9">1. Build a max heap from the input data.</text:p>
      <text:p text:style-name="P9">2. At this point, the largest item is stored at the root of the heap. Replace it with the last item of the heap followed by reducing the size of heap by 1. Finally, heapify the root of tree.</text:p>
      <text:p text:style-name="P9">3. Repeat above steps while size of heap is greater than 1.</text:p>
      <text:p text:style-name="P9"/>
      <text:p text:style-name="P9"><text:soft-page-break/>How to build the heap?</text:p>
      <text:p text:style-name="P9">Heapify procedure can be applied to a node only if its children nodes are heapified. So the heapification must be performed in the bottom up order.</text:p>
      <text:p text:style-name="P9"/>
      <text:p text:style-name="P9">Lets understand with the help of an example:</text:p>
      <text:p text:style-name="P9"/>
      <text:p text:style-name="P9">Input data: 4, 10, 3, 5, 1</text:p>
      <text:p text:style-name="P9"><text:s text:c="9"/>4(0)</text:p>
      <text:p text:style-name="P9"><text:s text:c="8"/>/ <text:s text:c="2"/>\</text:p>
      <text:p text:style-name="P9"><text:s text:c="5"/>10(1) <text:s text:c="2"/>3(2)</text:p>
      <text:p text:style-name="P9"><text:s text:c="4"/>/ <text:s text:c="2"/>\</text:p>
      <text:p text:style-name="P9"><text:s/>5(3) <text:s text:c="3"/>1(4)</text:p>
      <text:p text:style-name="P9"/>
      <text:p text:style-name="P9">The numbers in bracket represent the indices in the array </text:p>
      <text:p text:style-name="P9">representation of data.</text:p>
      <text:p text:style-name="P9"/>
      <text:p text:style-name="P9">Applying heapify procedure to index 1:</text:p>
      <text:p text:style-name="P9"><text:s text:c="9"/>4(0)</text:p>
      <text:p text:style-name="P9"><text:s text:c="8"/>/ <text:s text:c="2"/>\</text:p>
      <text:p text:style-name="P9"><text:s text:c="4"/>10(1) <text:s text:c="3"/>3(2)</text:p>
      <text:p text:style-name="P9"><text:s text:c="4"/>/ <text:s text:c="2"/>\</text:p>
      <text:p text:style-name="P9">5(3) <text:s text:c="3"/>1(4)</text:p>
      <text:p text:style-name="P9"/>
      <text:p text:style-name="P9">Applying heapify procedure to index 0:</text:p>
      <text:p text:style-name="P9"><text:s text:c="8"/>10(0)</text:p>
      <text:p text:style-name="P9"><text:s text:c="8"/>/ <text:s/>\</text:p>
      <text:p text:style-name="P9"><text:s text:c="5"/>5(1) <text:s/>3(2)</text:p>
      <text:p text:style-name="P9"><text:s text:c="4"/>/ <text:s text:c="2"/>\</text:p>
      <text:p text:style-name="P9"><text:s/>4(3) <text:s text:c="3"/>1(4)</text:p>
      <text:p text:style-name="P9">The heapify procedure calls itself recursively to build heap</text:p>
      <text:p text:style-name="P9"><text:s/>in top down manner.*/</text:p>
      <text:p text:style-name="P9">class MaxHeap{</text:p>
      <text:p text:style-name="P9"><text:tab/>public static void main(String[] args) {</text:p>
      <text:p text:style-name="P9"><text:tab/><text:tab/><text:tab/>int[] a={10,9,8,7,6,5,4,3,2,1};</text:p>
      <text:p text:style-name="P9"><text:tab/><text:tab/><text:tab/>int n=a.length;</text:p>
      <text:p text:style-name="P9"><text:tab/><text:tab/><text:tab/>for(int i=n/2-1;i&gt;=0;i--){</text:p>
      <text:p text:style-name="P9"><text:tab/><text:tab/><text:tab/><text:tab/>heapify(a,n,i);</text:p>
      <text:p text:style-name="P9"><text:tab/><text:tab/><text:tab/>}</text:p>
      <text:p text:style-name="P9"><text:tab/><text:tab/><text:tab/>for(int i=n-1;i&gt;=0;i--){</text:p>
      <text:p text:style-name="P9"><text:tab/><text:tab/><text:tab/><text:tab/>int temp=a[0];</text:p>
      <text:p text:style-name="P9"><text:tab/><text:tab/><text:tab/><text:tab/>a[0]=a[i];</text:p>
      <text:p text:style-name="P9"><text:tab/><text:tab/><text:tab/><text:tab/>a[i]=temp;</text:p>
      <text:p text:style-name="P9"><text:tab/><text:tab/><text:tab/><text:tab/>heapify(a,i,0);</text:p>
      <text:p text:style-name="P9"><text:tab/><text:tab/><text:tab/>}</text:p>
      <text:p text:style-name="P9"/>
      <text:p text:style-name="P9"><text:tab/><text:tab/><text:tab/>for(int i=0;i&lt;n;i++){</text:p>
      <text:p text:style-name="P9"><text:tab/><text:tab/><text:tab/><text:tab/>System.out.println(a[i]+" ");</text:p>
      <text:p text:style-name="P9"><text:tab/><text:tab/><text:tab/>}</text:p>
      <text:p text:style-name="P9"/>
      <text:p text:style-name="P9"><text:tab/><text:tab/>}<text:tab/></text:p>
      <text:p text:style-name="P9"><text:tab/>public static void heapify(int[] a,int n,int i){</text:p>
      <text:p text:style-name="P9"><text:tab/><text:tab/>int largest=i;</text:p>
      <text:p text:style-name="P9"><text:soft-page-break/><text:tab/><text:tab/>int l=2*i+1;</text:p>
      <text:p text:style-name="P9"><text:tab/><text:tab/>int r=2*i+2;</text:p>
      <text:p text:style-name="P9"><text:tab/><text:tab/>if(l&lt;n &amp;&amp; a[l]&gt;a[largest]){</text:p>
      <text:p text:style-name="P9"><text:tab/><text:tab/><text:tab/>largest=l;</text:p>
      <text:p text:style-name="P9"><text:tab/><text:tab/>}</text:p>
      <text:p text:style-name="P9"><text:tab/><text:tab/>if(r&lt;n &amp;&amp; a[r]&gt;a[largest]){</text:p>
      <text:p text:style-name="P9"><text:tab/><text:tab/><text:tab/>largest=r;</text:p>
      <text:p text:style-name="P9"><text:tab/><text:tab/>}</text:p>
      <text:p text:style-name="P9"><text:tab/><text:tab/>if(i!=largest){</text:p>
      <text:p text:style-name="P9"><text:tab/><text:tab/><text:tab/>int temp=a[i];</text:p>
      <text:p text:style-name="P9"><text:tab/><text:tab/><text:tab/>a[i]=a[largest];</text:p>
      <text:p text:style-name="P9"><text:tab/><text:tab/><text:tab/>a[largest]=temp;</text:p>
      <text:p text:style-name="P9"><text:tab/><text:tab/><text:tab/>heapify(a,n,largest);</text:p>
      <text:p text:style-name="P9"><text:tab/><text:tab/>}</text:p>
      <text:p text:style-name="P9"><text:tab/>}</text:p>
      <text:p text:style-name="P9">}</text:p>
      <text:p text:style-name="P9"/>
      <text:p text:style-name="P9"/>
      <text:p text:style-name="P9">/*Sort an array of 0s, 1s and 2s</text:p>
      <text:p text:style-name="P9">Given an array A[] consisting 0s, 1s and 2s, write a function that sorts A[]. The functions should put all 0s first, then all 1s and all 2s in last.</text:p>
      <text:p text:style-name="P9">Examples:</text:p>
      <text:p text:style-name="P9"/>
      <text:p text:style-name="P9">Input : <text:s/>{0, 1, 2, 0, 1, 2}</text:p>
      <text:p text:style-name="P9">Output : {0, 0, 1, 1, 2, 2}</text:p>
      <text:p text:style-name="P9"/>
      <text:p text:style-name="P9">Input : <text:s/>{0, 1, 1, 0, 1, 2, 1, 2, 0, 0, 0, 1}</text:p>
      <text:p text:style-name="P9">Output : {0, 0, 0, 0, 0, 1, 1, 1, 1, 1, 2, 2}</text:p>
      <text:p text:style-name="P9">*/</text:p>
      <text:p text:style-name="P9">class SortInScan{</text:p>
      <text:p text:style-name="P9"><text:tab/>public static void main(String[] args) {</text:p>
      <text:p text:style-name="P9"><text:tab/><text:tab/>int[] a={0, 1, 1, 0, 1, 2, 1, 2, 0, 0, 0, 1};</text:p>
      <text:p text:style-name="P9"><text:tab/><text:tab/>Sort(a);</text:p>
      <text:p text:style-name="P9"><text:tab/><text:tab/>for(int i=0;i&lt;a.length;i++){</text:p>
      <text:p text:style-name="P9"><text:tab/><text:tab/><text:tab/>System.out.print(a[i]+" <text:s/>");</text:p>
      <text:p text:style-name="P9"><text:tab/><text:tab/>}</text:p>
      <text:p text:style-name="P9"><text:tab/>}</text:p>
      <text:p text:style-name="P9"><text:tab/>public static void Sort(int[] a){</text:p>
      <text:p text:style-name="P9"><text:tab/><text:tab/>int l=0;</text:p>
      <text:p text:style-name="P9"><text:tab/><text:tab/>int mid=0;</text:p>
      <text:p text:style-name="P9"><text:tab/><text:tab/>int h=a.length-1;</text:p>
      <text:p text:style-name="P9"><text:tab/><text:tab/>while(mid&lt;=h){</text:p>
      <text:p text:style-name="P9"><text:tab/><text:tab/><text:tab/>if(a[mid]==0){</text:p>
      <text:p text:style-name="P9"><text:tab/><text:tab/><text:tab/><text:tab/>int temp=a[l];</text:p>
      <text:p text:style-name="P9"><text:tab/><text:tab/><text:tab/><text:tab/>a[l]=a[mid];</text:p>
      <text:p text:style-name="P9"><text:tab/><text:tab/><text:tab/><text:tab/>a[mid]=temp;</text:p>
      <text:p text:style-name="P9"><text:tab/><text:tab/><text:tab/><text:tab/>l++;</text:p>
      <text:p text:style-name="P9"><text:tab/><text:tab/><text:tab/><text:tab/>mid++;</text:p>
      <text:p text:style-name="P9"><text:tab/><text:tab/><text:tab/>}</text:p>
      <text:p text:style-name="P9"><text:tab/><text:tab/><text:tab/>else if(a[mid]==1){</text:p>
      <text:p text:style-name="P9"><text:tab/><text:tab/><text:tab/><text:tab/>mid++;</text:p>
      <text:p text:style-name="P9"><text:tab/><text:tab/><text:tab/>}</text:p>
      <text:p text:style-name="P9"><text:soft-page-break/><text:tab/><text:tab/><text:tab/>else{</text:p>
      <text:p text:style-name="P9"><text:tab/><text:tab/><text:tab/><text:tab/>int temp=a[h];</text:p>
      <text:p text:style-name="P9"><text:tab/><text:tab/><text:tab/><text:tab/>a[h]=a[mid];</text:p>
      <text:p text:style-name="P9"><text:tab/><text:tab/><text:tab/><text:tab/>a[mid]=temp;</text:p>
      <text:p text:style-name="P9"><text:tab/><text:tab/><text:tab/><text:tab/>h--;</text:p>
      <text:p text:style-name="P9"><text:tab/><text:tab/><text:tab/>}</text:p>
      <text:p text:style-name="P9"><text:tab/><text:tab/>}</text:p>
      <text:p text:style-name="P9"><text:tab/>}</text:p>
      <text:p text:style-name="P9">}</text:p>
      <text:p text:style-name="P9"/>
      <text:p text:style-name="P9"/>
      <text:p text:style-name="P9">/*1) Given a array of number find the next greater no in the right of each element*/</text:p>
      <text:p text:style-name="P9"/>
      <text:p text:style-name="P9">class NextGreatesInArray{</text:p>
      <text:p text:style-name="P9"><text:tab/>public static void main(String[] args) {</text:p>
      <text:p text:style-name="P9"><text:tab/><text:tab/>int[] a={12,15,22,9,7,2,18,23,27};</text:p>
      <text:p text:style-name="P9"><text:tab/><text:tab/>int[] l=new int[a.length];</text:p>
      <text:p text:style-name="P9"><text:tab/><text:tab/>int n=a.length;</text:p>
      <text:p text:style-name="P9"><text:tab/><text:tab/>l[n-1]=0;</text:p>
      <text:p text:style-name="P9"><text:tab/><text:tab/>for(int i=n-2;i&gt;=0;i--){</text:p>
      <text:p text:style-name="P9"><text:tab/><text:tab/><text:tab/>int j=i+1;</text:p>
      <text:p text:style-name="P9"><text:tab/><text:tab/><text:tab/>while(j&gt;0){</text:p>
      <text:p text:style-name="P9"><text:tab/><text:tab/><text:tab/><text:tab/>if(a[i]&lt;a[j]){</text:p>
      <text:p text:style-name="P9"><text:tab/><text:tab/><text:tab/><text:tab/><text:tab/>l[i]=j;</text:p>
      <text:p text:style-name="P9"><text:tab/><text:tab/><text:tab/><text:tab/><text:tab/>break;</text:p>
      <text:p text:style-name="P9"><text:tab/><text:tab/><text:tab/><text:tab/>}</text:p>
      <text:p text:style-name="P9"><text:tab/><text:tab/><text:tab/><text:tab/>j=l[j];</text:p>
      <text:p text:style-name="P9"><text:tab/><text:tab/><text:tab/>}</text:p>
      <text:p text:style-name="P9"><text:tab/><text:tab/>}</text:p>
      <text:p text:style-name="P9"><text:tab/><text:tab/>for(int i=0;i&lt;a.length;i++){</text:p>
      <text:p text:style-name="P9"><text:tab/><text:tab/><text:tab/>System.out.print(a[i]+" <text:s/>");</text:p>
      <text:p text:style-name="P9"><text:tab/><text:tab/>}</text:p>
      <text:p text:style-name="P9"><text:tab/><text:tab/>System.out.println();</text:p>
      <text:p text:style-name="P9"/>
      <text:p text:style-name="P9"><text:tab/><text:tab/>for(int i=1;i&lt;n-1;i++){</text:p>
      <text:p text:style-name="P9"><text:tab/><text:tab/><text:tab/>System.out.print(a[l[i]]+" <text:s/>");</text:p>
      <text:p text:style-name="P9"><text:tab/><text:tab/>}</text:p>
      <text:p text:style-name="P9"><text:tab/><text:tab/>System.out.print(l[n-1]);</text:p>
      <text:p text:style-name="P9"/>
      <text:p text:style-name="P9"><text:tab/>}</text:p>
      <text:p text:style-name="P9">}</text:p>
      <text:p text:style-name="P9"/>
      <text:p text:style-name="P9"/>
      <text:p text:style-name="P9">/* Longest Palindromic Substring | Set 1</text:p>
      <text:p text:style-name="P9">Given a string, find the longest substring which is palindrome. For example, if the given string is “forgeeksskeegfor”, the output should be “geeksskeeg”./*</text:p>
      <text:p text:style-name="P9">*/</text:p>
      <text:p text:style-name="P9">class LongestSubString{</text:p>
      <text:p text:style-name="P9">public static void main(String[] args) {</text:p>
      <text:p text:style-name="P9"><text:tab/><text:tab/>String s="forgeeksskeegfor";</text:p>
      <text:p text:style-name="P9"><text:tab/><text:tab/>int n=s.length();</text:p>
      <text:p text:style-name="P9"><text:tab/><text:tab/>boolean[][] m=new boolean[n+1][n+1];</text:p>
      <text:p text:style-name="P9"><text:soft-page-break/><text:tab/><text:tab/>for(int i=0;i&lt;n;i++){</text:p>
      <text:p text:style-name="P9"><text:tab/><text:tab/><text:tab/>m[i][i]=true;</text:p>
      <text:p text:style-name="P9"><text:tab/><text:tab/>}</text:p>
      <text:p text:style-name="P9"><text:tab/><text:tab/>int mi=0;</text:p>
      <text:p text:style-name="P9"><text:tab/><text:tab/>int index=0;</text:p>
      <text:p text:style-name="P9"><text:tab/><text:tab/>for(int i=0;i&lt;n-1;i++){</text:p>
      <text:p text:style-name="P9"><text:tab/><text:tab/><text:tab/>if(s.charAt(i)==s.charAt(i+1)){</text:p>
      <text:p text:style-name="P9"><text:tab/><text:tab/><text:tab/><text:tab/>m[i][i+1]=true;</text:p>
      <text:p text:style-name="P9"><text:tab/><text:tab/><text:tab/><text:tab/>mi=2;</text:p>
      <text:p text:style-name="P9"><text:tab/><text:tab/><text:tab/><text:tab/>index=i;</text:p>
      <text:p text:style-name="P9"><text:tab/><text:tab/><text:tab/>}</text:p>
      <text:p text:style-name="P9"><text:tab/><text:tab/>}</text:p>
      <text:p text:style-name="P9"><text:tab/><text:tab/>for(int k=3;k&lt;=n;k++){</text:p>
      <text:p text:style-name="P9"><text:tab/><text:tab/><text:tab/>for(int i=0;i&lt;n-k+1;i++){</text:p>
      <text:p text:style-name="P9"><text:tab/><text:tab/><text:tab/><text:tab/>int j=i+k-1;</text:p>
      <text:p text:style-name="P9"><text:tab/><text:tab/><text:tab/><text:tab/>if(m[i+1][j-1] &amp;&amp; s.charAt(i)==s.charAt(j)){</text:p>
      <text:p text:style-name="P9"><text:tab/><text:tab/><text:tab/><text:tab/><text:tab/>m[i][j]=true;</text:p>
      <text:p text:style-name="P9"><text:tab/><text:tab/><text:tab/><text:tab/><text:tab/>index=i;</text:p>
      <text:p text:style-name="P9"><text:tab/><text:tab/><text:tab/><text:tab/><text:tab/>mi=k;</text:p>
      <text:p text:style-name="P9"><text:tab/><text:tab/><text:tab/><text:tab/>}</text:p>
      <text:p text:style-name="P9"><text:tab/><text:tab/><text:tab/>}</text:p>
      <text:p text:style-name="P9"><text:tab/><text:tab/>}</text:p>
      <text:p text:style-name="P9"/>
      <text:p text:style-name="P9"><text:tab/><text:tab/>System.out.println(s.substring(index,index+mi));</text:p>
      <text:p text:style-name="P9"/>
      <text:p text:style-name="P9"/>
      <text:p text:style-name="P9"/>
      <text:p text:style-name="P9"/>
      <text:p text:style-name="P9"><text:tab/>}<text:tab/></text:p>
      <text:p text:style-name="P9">}</text:p>
      <text:p text:style-name="P9"/>
      <text:p text:style-name="P9"/>
      <text:p text:style-name="P9">/*Count Possible Decodings of a given Digit Sequence</text:p>
      <text:p text:style-name="P9">Let 1 represent ‘A’, 2 represents ‘B’, etc. Given a digit sequence, count the number of possible decodings of the given digit sequence.</text:p>
      <text:p text:style-name="P9">Examples:</text:p>
      <text:p text:style-name="P9"/>
      <text:p text:style-name="P9">Input: <text:s/>digits[] = "121"</text:p>
      <text:p text:style-name="P9">Output: 3</text:p>
      <text:p text:style-name="P9">// The possible decodings are "ABA", "AU", "LA"</text:p>
      <text:p text:style-name="P9"/>
      <text:p text:style-name="P9">Input: digits[] = "1234"</text:p>
      <text:p text:style-name="P9">Output: 3</text:p>
      <text:p text:style-name="P9">// The possible decodings are "ABCD", "LCD", "AWD"</text:p>
      <text:p text:style-name="P9">An empty digit sequence is considered to have one decoding. It may be assumed that the input contains valid digits from 0 to 9 and there are no leading 0’s, no extra trailing 0’s and no two or more consecutive 0’s.</text:p>
      <text:p text:style-name="P9"/>
      <text:p text:style-name="P9">Recommended: Please solve it on “PRACTICE ” first, before moving on to the solution.</text:p>
      <text:p text:style-name="P9">This problem is recursive and can be broken in sub-problems. We start from end of the given digit sequence. We initialize the total count of decodings as 0. We recur for two subproblems.</text:p>
      <text:p text:style-name="P9">1) If the last digit is non-zero, recur for remaining (n-1) digits and add the result to total count.</text:p>
      <text:p text:style-name="P9"><text:soft-page-break/>2) If the last two digits form a valid character (or smaller than 27), recur for remaining (n-2) digits and add the result to total count.</text:p>
      <text:p text:style-name="P9"/>
      <text:p text:style-name="P9">Following is the implementation of the above approach.*/</text:p>
      <text:p text:style-name="P9"/>
      <text:p text:style-name="P9">class DecodeString{</text:p>
      <text:p text:style-name="P9"><text:tab/>public static void main(String[] args) {</text:p>
      <text:p text:style-name="P9"><text:tab/><text:tab/>String s="1234";</text:p>
      <text:p text:style-name="P9"><text:tab/><text:tab/>int n=s.length();</text:p>
      <text:p text:style-name="P9"><text:tab/><text:tab/>int temp[]=new int[n+1];</text:p>
      <text:p text:style-name="P9"><text:tab/><text:tab/>temp[0]=1;</text:p>
      <text:p text:style-name="P9"><text:tab/><text:tab/>temp[1]=1;</text:p>
      <text:p text:style-name="P9"><text:tab/><text:tab/>for(int i=2;i&lt;=n;i++){</text:p>
      <text:p text:style-name="P9"><text:tab/><text:tab/><text:tab/>temp[i]=0;</text:p>
      <text:p text:style-name="P9"><text:tab/><text:tab/><text:tab/>if(s.charAt(i-1)&gt;'0'){</text:p>
      <text:p text:style-name="P9"><text:tab/><text:tab/><text:tab/><text:tab/>temp[i]=temp[i-1];</text:p>
      <text:p text:style-name="P9"><text:tab/><text:tab/><text:tab/>}</text:p>
      <text:p text:style-name="P9"><text:tab/><text:tab/><text:tab/>if(s.charAt(i-2)=='1' || s.charAt(i-2)=='2' &amp;&amp; s.charAt(i-1)&lt;'7'){</text:p>
      <text:p text:style-name="P9"><text:tab/><text:tab/><text:tab/><text:tab/>temp[i]+=temp[i-2];</text:p>
      <text:p text:style-name="P9"><text:tab/><text:tab/><text:tab/>}</text:p>
      <text:p text:style-name="P9"><text:tab/><text:tab/>}</text:p>
      <text:p text:style-name="P9"><text:tab/><text:tab/>System.out.println(temp[n]);</text:p>
      <text:p text:style-name="P9"><text:tab/>}</text:p>
      <text:p text:style-name="P9">}</text:p>
      <text:p text:style-name="P9"/>
      <text:p text:style-name="P9">/* finding the middle element of a linked list*/</text:p>
      <text:p text:style-name="P9"/>
      <text:p text:style-name="P9">class Node{</text:p>
      <text:p text:style-name="P9"><text:tab/>int d;</text:p>
      <text:p text:style-name="P9"><text:tab/>Node next;</text:p>
      <text:p text:style-name="P9"><text:tab/>Node(int d){</text:p>
      <text:p text:style-name="P9"><text:tab/><text:tab/>this.d=d;</text:p>
      <text:p text:style-name="P9"><text:tab/><text:tab/>next=null;</text:p>
      <text:p text:style-name="P9"><text:tab/>}</text:p>
      <text:p text:style-name="P9">}</text:p>
      <text:p text:style-name="P9"/>
      <text:p text:style-name="P9">class MidElement{</text:p>
      <text:p text:style-name="P9"><text:tab/>public static void main(String[] args) {</text:p>
      <text:p text:style-name="P9"><text:tab/><text:tab/>Node n=new Node(1);</text:p>
      <text:p text:style-name="P9"><text:tab/><text:tab/>n.next=new Node(2);</text:p>
      <text:p text:style-name="P9"><text:tab/><text:tab/>n.next.next=new Node(3);</text:p>
      <text:p text:style-name="P9"><text:tab/><text:tab/>n.next.next.next=new Node(4);</text:p>
      <text:p text:style-name="P9"><text:tab/><text:tab/>n.next.next.next.next=new Node(5);</text:p>
      <text:p text:style-name="P9"><text:tab/><text:tab/></text:p>
      <text:p text:style-name="P9"><text:tab/><text:tab/></text:p>
      <text:p text:style-name="P9"><text:tab/><text:tab/>System.out.println(FindMid(n));</text:p>
      <text:p text:style-name="P9"><text:tab/>}</text:p>
      <text:p text:style-name="P9"><text:tab/>public static int FindMid(Node n){</text:p>
      <text:p text:style-name="P9"/>
      <text:p text:style-name="P9"><text:tab/><text:tab/>Node slow=n;</text:p>
      <text:p text:style-name="P9"><text:tab/><text:tab/>Node fast=n;</text:p>
      <text:p text:style-name="P9"><text:tab/><text:tab/>while(fast!=null &amp;&amp; fast.next!=null){</text:p>
      <text:p text:style-name="P9"><text:soft-page-break/><text:tab/><text:tab/><text:tab/>slow=slow.next;</text:p>
      <text:p text:style-name="P9"><text:tab/><text:tab/><text:tab/>fast=fast.next.next;</text:p>
      <text:p text:style-name="P9"><text:tab/><text:tab/>}</text:p>
      <text:p text:style-name="P9"/>
      <text:p text:style-name="P9"/>
      <text:p text:style-name="P9"><text:tab/><text:tab/>return slow.d;</text:p>
      <text:p text:style-name="P9"/>
      <text:p text:style-name="P9"/>
      <text:p text:style-name="P9"/>
      <text:p text:style-name="P9"/>
      <text:p text:style-name="P9"/>
      <text:p text:style-name="P9"><text:tab/>}</text:p>
      <text:p text:style-name="P9"/>
      <text:p text:style-name="P9"/>
      <text:p text:style-name="P9">}</text:p>
      <text:p text:style-name="P9"/>
      <text:p text:style-name="P9"/>
      <text:p text:style-name="P9">/*Vertical Sum in a given Binary Tree | Set 1</text:p>
      <text:p text:style-name="P9">Given a Binary Tree, find vertical sum of the nodes that are in same vertical line. Print all sums through different vertical lines.</text:p>
      <text:p text:style-name="P9">Examples:</text:p>
      <text:p text:style-name="P9"/>
      <text:p text:style-name="P9"><text:s text:c="6"/>1</text:p>
      <text:p text:style-name="P9"><text:s text:c="4"/>/ <text:s text:c="2"/>\</text:p>
      <text:p text:style-name="P9"><text:s text:c="2"/>2 <text:s text:c="5"/>3</text:p>
      <text:p text:style-name="P9"><text:s/>/ \ <text:s text:c="3"/>/ \</text:p>
      <text:p text:style-name="P9">4 <text:s text:c="2"/>5 <text:s/>6 <text:s text:c="2"/>7</text:p>
      <text:p text:style-name="P9">The tree has 5 vertical lines</text:p>
      <text:p text:style-name="P9"/>
      <text:p text:style-name="P9"/>
      <text:p text:style-name="P9"/>
      <text:p text:style-name="P9">Vertical-Line-1 has only one node 4 =&gt; vertical sum is 4</text:p>
      <text:p text:style-name="P9">Vertical-Line-2: has only one node 2=&gt; vertical sum is 2</text:p>
      <text:p text:style-name="P9">Vertical-Line-3: has three nodes: 1,5,6 =&gt; vertical sum is 1+5+6 = 12</text:p>
      <text:p text:style-name="P9">Vertical-Line-4: has only one node 3 =&gt; vertical sum is 3</text:p>
      <text:p text:style-name="P9">Vertical-Line-5: has only one node 7 =&gt; vertical sum is 7</text:p>
      <text:p text:style-name="P9"/>
      <text:p text:style-name="P9">So expected output is 4, 2, 12, 3 and 7</text:p>
      <text:p text:style-name="P9">*/</text:p>
      <text:p text:style-name="P9">import java.util.*;</text:p>
      <text:p text:style-name="P9">class Node{</text:p>
      <text:p text:style-name="P9"><text:tab/>int d;</text:p>
      <text:p text:style-name="P9"><text:tab/>Node left;</text:p>
      <text:p text:style-name="P9"><text:tab/>Node right;</text:p>
      <text:p text:style-name="P9"><text:tab/>Node(int d){</text:p>
      <text:p text:style-name="P9"><text:tab/><text:tab/>this.d=d;</text:p>
      <text:p text:style-name="P9"><text:tab/><text:tab/>right=null;</text:p>
      <text:p text:style-name="P9"><text:tab/><text:tab/>left=null;</text:p>
      <text:p text:style-name="P9"><text:tab/>}</text:p>
      <text:p text:style-name="P9">}</text:p>
      <text:p text:style-name="P9">class VerticalSum{</text:p>
      <text:p text:style-name="P9"><text:tab/>public static void main(String[] args) {</text:p>
      <text:p text:style-name="P9"><text:soft-page-break/><text:tab/><text:tab/>Node n=new Node(1);</text:p>
      <text:p text:style-name="P9"><text:tab/><text:tab/>n.left=new Node(2);</text:p>
      <text:p text:style-name="P9"><text:tab/><text:tab/>n.right=new Node(3);</text:p>
      <text:p text:style-name="P9"><text:tab/><text:tab/>n.left.left=new Node(4);</text:p>
      <text:p text:style-name="P9"><text:tab/><text:tab/>n.left.right=new Node(5);</text:p>
      <text:p text:style-name="P9"><text:tab/><text:tab/>n.right.left=new Node(6);</text:p>
      <text:p text:style-name="P9"><text:tab/><text:tab/>n.right.right=new Node(7); </text:p>
      <text:p text:style-name="P9"><text:tab/><text:tab/>TreeMap&lt;Integer,Integer&gt; tm=new TreeMap&lt;Integer,Integer&gt;();</text:p>
      <text:p text:style-name="P9"><text:tab/><text:tab/>help(n,0,tm);</text:p>
      <text:p text:style-name="P9"><text:tab/><text:tab/>for(Map.Entry&lt;Integer,Integer&gt; entry : tm.entrySet()) {</text:p>
      <text:p text:style-name="P9"><text:tab/><text:tab/><text:tab/>System.out.print(entry.getValue()+" <text:s/>");</text:p>
      <text:p text:style-name="P9"><text:tab/><text:tab/>}</text:p>
      <text:p text:style-name="P9"><text:tab/>}</text:p>
      <text:p text:style-name="P9"><text:tab/>public static void help(Node n,int l,TreeMap&lt;Integer,Integer&gt; tm){</text:p>
      <text:p text:style-name="P9"><text:tab/><text:tab/>if(n==null){</text:p>
      <text:p text:style-name="P9"><text:tab/><text:tab/><text:tab/>return;</text:p>
      <text:p text:style-name="P9"><text:tab/><text:tab/>}</text:p>
      <text:p text:style-name="P9"><text:tab/><text:tab/>if(tm.containsKey(l)){</text:p>
      <text:p text:style-name="P9"><text:tab/><text:tab/><text:tab/>tm.put(l,tm.get(l)+n.d);</text:p>
      <text:p text:style-name="P9"><text:tab/><text:tab/>}</text:p>
      <text:p text:style-name="P9"><text:tab/><text:tab/>else{</text:p>
      <text:p text:style-name="P9"><text:tab/><text:tab/><text:tab/>tm.put(l,n.d);<text:tab/></text:p>
      <text:p text:style-name="P9"><text:tab/><text:tab/>}</text:p>
      <text:p text:style-name="P9"><text:tab/><text:tab/>help(n.left,l-1,tm);</text:p>
      <text:p text:style-name="P9"><text:tab/><text:tab/>help(n.right,l+1,tm);</text:p>
      <text:p text:style-name="P9"><text:tab/>}</text:p>
      <text:p text:style-name="P9">}</text:p>
      <text:p text:style-name="P9"/>
      <text:p text:style-name="P9"/>
      <text:p text:style-name="P9">/*1. Print nodes at K distance in BT*/</text:p>
      <text:p text:style-name="P9"/>
      <text:p text:style-name="P9"/>
      <text:p text:style-name="P9">import java.util.*;</text:p>
      <text:p text:style-name="P9"/>
      <text:p text:style-name="P9">class Node{</text:p>
      <text:p text:style-name="P9"><text:tab/>int d;</text:p>
      <text:p text:style-name="P9"><text:tab/>Node left;</text:p>
      <text:p text:style-name="P9"><text:tab/>Node right;</text:p>
      <text:p text:style-name="P9"><text:tab/>Node(int d){</text:p>
      <text:p text:style-name="P9"><text:tab/><text:tab/>this.d=d;</text:p>
      <text:p text:style-name="P9"><text:tab/><text:tab/>left=null;</text:p>
      <text:p text:style-name="P9"><text:tab/><text:tab/>right=null;</text:p>
      <text:p text:style-name="P9"><text:tab/>}</text:p>
      <text:p text:style-name="P9">}</text:p>
      <text:p text:style-name="P9"/>
      <text:p text:style-name="P9"/>
      <text:p text:style-name="P9">class PrintNodeAtKthDistance{</text:p>
      <text:p text:style-name="P9"><text:tab/>public static void main(String[] args) {</text:p>
      <text:p text:style-name="P9"><text:tab/><text:tab/>Node n=new Node(1);</text:p>
      <text:p text:style-name="P9"><text:tab/><text:tab/>n.left=new Node(2);</text:p>
      <text:p text:style-name="P9"><text:tab/><text:tab/>n.right=new Node(3);</text:p>
      <text:p text:style-name="P9"><text:tab/><text:tab/>n.left.left=new Node(4);</text:p>
      <text:p text:style-name="P9"><text:soft-page-break/><text:tab/><text:tab/>n.left.right=new Node(5);</text:p>
      <text:p text:style-name="P9"><text:tab/><text:tab/>n.right.left=new Node(6);</text:p>
      <text:p text:style-name="P9"><text:tab/><text:tab/>n.right.right=new Node(7); <text:tab/><text:tab/></text:p>
      <text:p text:style-name="P9"><text:tab/><text:tab/>help(n,4);</text:p>
      <text:p text:style-name="P9"><text:tab/>}</text:p>
      <text:p text:style-name="P9"/>
      <text:p text:style-name="P9"><text:tab/>public static void help(Node cur,int k){</text:p>
      <text:p text:style-name="P9"><text:tab/><text:tab/>int flag=0;</text:p>
      <text:p text:style-name="P9"><text:tab/><text:tab/>Queue&lt;Node&gt; q=new LinkedList&lt;Node&gt;();</text:p>
      <text:p text:style-name="P9"><text:tab/><text:tab/>q.add(cur);</text:p>
      <text:p text:style-name="P9"><text:tab/><text:tab/>while(!q.isEmpty()){</text:p>
      <text:p text:style-name="P9"><text:tab/><text:tab/><text:tab/>int n=q.size();</text:p>
      <text:p text:style-name="P9"><text:tab/><text:tab/><text:tab/>flag++;</text:p>
      <text:p text:style-name="P9"><text:tab/><text:tab/><text:tab/>while(n--&gt;0){</text:p>
      <text:p text:style-name="P9"><text:tab/><text:tab/><text:tab/><text:tab/>Node temp=q.poll();</text:p>
      <text:p text:style-name="P9"><text:tab/><text:tab/><text:tab/><text:tab/>if(flag==k){</text:p>
      <text:p text:style-name="P9"><text:tab/><text:tab/><text:tab/><text:tab/><text:tab/>System.out.print(temp.d+" ");</text:p>
      <text:p text:style-name="P9"><text:tab/><text:tab/><text:tab/><text:tab/>}</text:p>
      <text:p text:style-name="P9"><text:tab/><text:tab/><text:tab/><text:tab/>else{</text:p>
      <text:p text:style-name="P9"><text:tab/><text:tab/><text:tab/><text:tab/><text:tab/>if(temp.left!=null){</text:p>
      <text:p text:style-name="P9"><text:tab/><text:tab/><text:tab/><text:tab/><text:tab/><text:tab/>q.add(temp.left);</text:p>
      <text:p text:style-name="P9"><text:tab/><text:tab/><text:tab/><text:tab/><text:tab/>}</text:p>
      <text:p text:style-name="P9"><text:tab/><text:tab/><text:tab/><text:tab/><text:tab/>if(temp.right!=null){</text:p>
      <text:p text:style-name="P9"><text:tab/><text:tab/><text:tab/><text:tab/><text:tab/><text:tab/>q.add(temp.right);</text:p>
      <text:p text:style-name="P9"><text:tab/><text:tab/><text:tab/><text:tab/><text:tab/>}</text:p>
      <text:p text:style-name="P9"><text:tab/><text:tab/><text:tab/><text:tab/>}</text:p>
      <text:p text:style-name="P9"><text:tab/><text:tab/><text:tab/>}</text:p>
      <text:p text:style-name="P9"><text:tab/><text:tab/>}</text:p>
      <text:p text:style-name="P9"><text:tab/>}</text:p>
      <text:p text:style-name="P9"/>
      <text:p text:style-name="P9"/>
      <text:p text:style-name="P9"/>
      <text:p text:style-name="P9">}</text:p>
      <text:p text:style-name="P9"/>
      <text:p text:style-name="P9"/>
      <text:p text:style-name="P9">/*n sorted array*/</text:p>
      <text:p text:style-name="P9">import java.util.*;</text:p>
      <text:p text:style-name="P9">class NSorted{</text:p>
      <text:p text:style-name="P9"><text:tab/>public static void main(String[] args) {</text:p>
      <text:p text:style-name="P9"><text:tab/><text:tab/>int[] a={2,6,3,12,56,8};</text:p>
      <text:p text:style-name="P9"><text:tab/><text:tab/>help(a,2);</text:p>
      <text:p text:style-name="P9"><text:tab/><text:tab/>for(int i=0;i&lt;a.length;i++){</text:p>
      <text:p text:style-name="P9"><text:tab/><text:tab/><text:tab/>System.out.println(a[i]+" ");</text:p>
      <text:p text:style-name="P9"><text:tab/><text:tab/>}</text:p>
      <text:p text:style-name="P9"><text:tab/>}</text:p>
      <text:p text:style-name="P9"/>
      <text:p text:style-name="P9"><text:tab/>public static void help(int[] a,int k){</text:p>
      <text:p text:style-name="P9"><text:tab/><text:tab/>PriorityQueue&lt;Integer&gt; pq=new PriorityQueue&lt;Integer&gt;();</text:p>
      <text:p text:style-name="P9"/>
      <text:p text:style-name="P9"><text:tab/><text:tab/>for(int i=0;i&lt;=k;i++){</text:p>
      <text:p text:style-name="P9"><text:tab/><text:tab/><text:tab/>pq.add(a[i]);</text:p>
      <text:p text:style-name="P9"><text:tab/><text:tab/>}</text:p>
      <text:p text:style-name="P9"><text:soft-page-break/><text:tab/><text:tab/>int index=0;</text:p>
      <text:p text:style-name="P9"><text:tab/><text:tab/>int n=a.length;</text:p>
      <text:p text:style-name="P9"><text:tab/><text:tab/>for(int i=k+1;i&lt;n;i++){</text:p>
      <text:p text:style-name="P9"><text:tab/><text:tab/><text:tab/>a[index++]=pq.poll(); </text:p>
      <text:p text:style-name="P9"><text:tab/><text:tab/><text:tab/>pq.add(a[i]);</text:p>
      <text:p text:style-name="P9"><text:tab/><text:tab/>}</text:p>
      <text:p text:style-name="P9"><text:tab/><text:tab/>while(!pq.isEmpty()){</text:p>
      <text:p text:style-name="P9"><text:tab/><text:tab/><text:tab/>a[index++]=pq.poll();</text:p>
      <text:p text:style-name="P9"><text:tab/><text:tab/>}</text:p>
      <text:p text:style-name="P9"><text:tab/>}</text:p>
      <text:p text:style-name="P9"><text:tab/></text:p>
      <text:p text:style-name="P9"/>
      <text:p text:style-name="P9"/>
      <text:p text:style-name="P9"/>
      <text:p text:style-name="P9"/>
      <text:p text:style-name="P9">}</text:p>
      <text:p text:style-name="P9"/>
      <text:p text:style-name="P9"/>
      <text:p text:style-name="P9">/*1. Find minimum number of coins that make a given value</text:p>
      <text:p text:style-name="P9">Given a value V, if we want to make change for V cents, and we have infinite supply of each of C = { C1, C2, .. , Cm} valued coins, what is the minimum number of coins to make the change?*/</text:p>
      <text:p text:style-name="P9"/>
      <text:p text:style-name="P9">import java.util.*;</text:p>
      <text:p text:style-name="P9"/>
      <text:p text:style-name="P9">class FIndMinCoin{</text:p>
      <text:p text:style-name="P9"><text:tab/>public static void main(String[] args) {</text:p>
      <text:p text:style-name="P9"><text:tab/><text:tab/>int[] a={1,3,5};</text:p>
      <text:p text:style-name="P9"><text:tab/><text:tab/>int sum=11;</text:p>
      <text:p text:style-name="P9"><text:tab/><text:tab/>int[] dp=new int[sum+1];</text:p>
      <text:p text:style-name="P9"><text:tab/><text:tab/>Arrays.fill(dp,sum+11);</text:p>
      <text:p text:style-name="P9"><text:tab/><text:tab/>dp[0]=0;</text:p>
      <text:p text:style-name="P9"><text:tab/><text:tab/>for(int i=1;i&lt;=sum;i++){</text:p>
      <text:p text:style-name="P9"><text:tab/><text:tab/><text:tab/>for(int j=0;j&lt;a.length;j++){</text:p>
      <text:p text:style-name="P9"><text:tab/><text:tab/><text:tab/><text:tab/>if(a[j]&lt;=i){</text:p>
      <text:p text:style-name="P9"><text:tab/><text:tab/><text:tab/><text:tab/><text:tab/>dp[i]=Math.min(dp[i],1+dp[i-a[j]]);</text:p>
      <text:p text:style-name="P9"><text:tab/><text:tab/><text:tab/><text:tab/><text:tab/>//System.out.print(dp[i]+" <text:s/>");</text:p>
      <text:p text:style-name="P9"><text:tab/><text:tab/><text:tab/><text:tab/>}</text:p>
      <text:p text:style-name="P9"><text:tab/><text:tab/><text:tab/>}</text:p>
      <text:p text:style-name="P9"><text:tab/><text:tab/>}<text:tab/></text:p>
      <text:p text:style-name="P9"><text:tab/><text:tab/>if(dp[sum]&lt;sum){</text:p>
      <text:p text:style-name="P9"><text:tab/><text:tab/><text:tab/>System.out.println(dp[sum]);</text:p>
      <text:p text:style-name="P9"><text:tab/><text:tab/>}</text:p>
      <text:p text:style-name="P9"><text:tab/><text:tab/>else{</text:p>
      <text:p text:style-name="P9"><text:tab/><text:tab/><text:tab/>System.out.println("-1");<text:tab/></text:p>
      <text:p text:style-name="P9"><text:tab/><text:tab/>}</text:p>
      <text:p text:style-name="P9"><text:tab/>}</text:p>
      <text:p text:style-name="P9">}</text:p>
      <text:p text:style-name="P9"/>
      <text:p text:style-name="P9"/>
      <text:p text:style-name="P9">/*Least common ancestor of a binary tree (Solution and Code)*/</text:p>
      <text:p text:style-name="P9">class Node{</text:p>
      <text:p text:style-name="P9"><text:tab/>int data;</text:p>
      <text:p text:style-name="P9"><text:soft-page-break/><text:tab/>Node left,right;</text:p>
      <text:p text:style-name="P9"><text:tab/>Node(int d){</text:p>
      <text:p text:style-name="P9"><text:tab/><text:tab/>data=d;</text:p>
      <text:p text:style-name="P9"><text:tab/><text:tab/>left=right=null;</text:p>
      <text:p text:style-name="P9"><text:tab/>}</text:p>
      <text:p text:style-name="P9">}</text:p>
      <text:p text:style-name="P9"/>
      <text:p text:style-name="P9">class LeastCommonAncesstor{</text:p>
      <text:p text:style-name="P9"><text:tab/>public static void main(String[] args) {</text:p>
      <text:p text:style-name="P9"><text:tab/><text:tab/>Node root = new Node(1); </text:p>
      <text:p text:style-name="P9"><text:s text:c="8"/>root.left = new Node(2); </text:p>
      <text:p text:style-name="P9"><text:s text:c="8"/>root.right = new Node(3); </text:p>
      <text:p text:style-name="P9"><text:s text:c="8"/>root.left.left = new Node(4); </text:p>
      <text:p text:style-name="P9"><text:s text:c="8"/>root.left.right = new Node(5); </text:p>
      <text:p text:style-name="P9"><text:s text:c="8"/>root.right.left = new Node(6); </text:p>
      <text:p text:style-name="P9"><text:s text:c="8"/>root.right.right = new Node(7); </text:p>
      <text:p text:style-name="P9"><text:tab/><text:tab/>Print(root);<text:tab/><text:tab/></text:p>
      <text:p text:style-name="P9"><text:tab/><text:tab/>Node r=FindAncesstor(root,2,4);</text:p>
      <text:p text:style-name="P9"><text:tab/><text:tab/>System.out.println("Ancesstor of 6,7 in above tree is "+r.data);</text:p>
      <text:p text:style-name="P9"><text:tab/>}</text:p>
      <text:p text:style-name="P9"/>
      <text:p text:style-name="P9"><text:tab/>public static Node insert(int d,Node n){</text:p>
      <text:p text:style-name="P9"><text:tab/><text:tab/>if(n==null){</text:p>
      <text:p text:style-name="P9"><text:tab/><text:tab/><text:tab/>return new Node(d);</text:p>
      <text:p text:style-name="P9"><text:tab/><text:tab/>}</text:p>
      <text:p text:style-name="P9"><text:tab/><text:tab/>if(d&lt;n.data){</text:p>
      <text:p text:style-name="P9"><text:tab/><text:tab/><text:tab/>n.left=insert(d,n.left);</text:p>
      <text:p text:style-name="P9"><text:tab/><text:tab/>}</text:p>
      <text:p text:style-name="P9"><text:tab/><text:tab/>else{</text:p>
      <text:p text:style-name="P9"><text:tab/><text:tab/><text:tab/>n.right=insert(d,n.right);</text:p>
      <text:p text:style-name="P9"><text:tab/><text:tab/>}</text:p>
      <text:p text:style-name="P9"><text:tab/><text:tab/>return n;</text:p>
      <text:p text:style-name="P9"><text:tab/>}</text:p>
      <text:p text:style-name="P9"/>
      <text:p text:style-name="P9"><text:tab/>public static void Print(Node n){</text:p>
      <text:p text:style-name="P9"><text:tab/><text:tab/>if(n!=null){</text:p>
      <text:p text:style-name="P9"><text:tab/><text:tab/><text:tab/>Print(n.left);</text:p>
      <text:p text:style-name="P9"><text:tab/><text:tab/><text:tab/>System.out.print(n.data+" <text:s/>");</text:p>
      <text:p text:style-name="P9"><text:tab/><text:tab/><text:tab/>Print(n.right);</text:p>
      <text:p text:style-name="P9"><text:tab/><text:tab/>}</text:p>
      <text:p text:style-name="P9"/>
      <text:p text:style-name="P9"><text:tab/>}</text:p>
      <text:p text:style-name="P9"><text:tab/>public static Node FindAncesstor(Node n,int d1,int d2){</text:p>
      <text:p text:style-name="P9"><text:tab/><text:tab/>if(n==null){</text:p>
      <text:p text:style-name="P9"><text:tab/><text:tab/><text:tab/>return null;</text:p>
      <text:p text:style-name="P9"><text:tab/><text:tab/>}</text:p>
      <text:p text:style-name="P9"><text:tab/><text:tab/>if(n.data==d1 || n.data==d2){</text:p>
      <text:p text:style-name="P9"><text:tab/><text:tab/><text:tab/>return n;</text:p>
      <text:p text:style-name="P9"><text:tab/><text:tab/>}</text:p>
      <text:p text:style-name="P9"/>
      <text:p text:style-name="P9"><text:tab/><text:tab/>Node left=FindAncesstor(n.left,d1,d2);</text:p>
      <text:p text:style-name="P9"><text:tab/><text:tab/>Node right=FindAncesstor(n.right,d1,d2);</text:p>
      <text:p text:style-name="P9"><text:soft-page-break/></text:p>
      <text:p text:style-name="P9"><text:tab/><text:tab/>if(left!=null &amp;&amp; right!=null){</text:p>
      <text:p text:style-name="P9"><text:tab/><text:tab/><text:tab/>return n;</text:p>
      <text:p text:style-name="P9"><text:tab/><text:tab/>}</text:p>
      <text:p text:style-name="P9"/>
      <text:p text:style-name="P9"><text:tab/><text:tab/>return left!=null?left:right;</text:p>
      <text:p text:style-name="P9"/>
      <text:p text:style-name="P9"><text:tab/>}</text:p>
      <text:p text:style-name="P9">}</text:p>
      <text:p text:style-name="P9"/>
      <text:p text:style-name="P9"/>
      <text:p text:style-name="P9">/*LCS In Bst*/</text:p>
      <text:p text:style-name="P9"/>
      <text:p text:style-name="P9">class Node{</text:p>
      <text:p text:style-name="P9"><text:tab/>int d;</text:p>
      <text:p text:style-name="P9"><text:tab/>Node left,right;</text:p>
      <text:p text:style-name="P9"><text:tab/>Node(int d){</text:p>
      <text:p text:style-name="P9"><text:tab/><text:tab/>this.d=d;</text:p>
      <text:p text:style-name="P9"><text:tab/><text:tab/>left=null;</text:p>
      <text:p text:style-name="P9"><text:tab/><text:tab/>right=null;</text:p>
      <text:p text:style-name="P9"><text:tab/>}</text:p>
      <text:p text:style-name="P9">}</text:p>
      <text:p text:style-name="P9"/>
      <text:p text:style-name="P9"/>
      <text:p text:style-name="P9">class LCSInBST{</text:p>
      <text:p text:style-name="P9"><text:tab/>public static void main(String[] args) {</text:p>
      <text:p text:style-name="P9"><text:tab/><text:tab/>Node root = new Node(10); </text:p>
      <text:p text:style-name="P9"><text:s text:c="8"/>root.left = new Node(5); </text:p>
      <text:p text:style-name="P9"><text:s text:c="8"/>root.right = new Node(30); </text:p>
      <text:p text:style-name="P9"><text:s text:c="8"/>root.left.left = new Node(1); </text:p>
      <text:p text:style-name="P9"><text:s text:c="8"/>root.left.right = new Node(8); </text:p>
      <text:p text:style-name="P9"><text:s text:c="8"/>root.right.left = new Node(20); </text:p>
      <text:p text:style-name="P9"><text:s text:c="8"/>root.right.right = new Node(40);</text:p>
      <text:p text:style-name="P9"><text:s text:c="8"/>root.right.right.left = new Node(38);</text:p>
      <text:p text:style-name="P9"><text:s text:c="8"/>root.right.right.right = new Node(42);</text:p>
      <text:p text:style-name="P9"><text:s text:c="8"/>System.out.println(help(root,20,42));</text:p>
      <text:p text:style-name="P9"/>
      <text:p text:style-name="P9"><text:s text:c="8"/>/*</text:p>
      <text:p text:style-name="P9"><text:tab/><text:tab/><text:tab/><text:tab/><text:tab/>10</text:p>
      <text:p text:style-name="P9"><text:tab/><text:tab/><text:tab/><text:tab/> <text:s text:c="2"/>/ <text:s text:c="2"/>\</text:p>
      <text:p text:style-name="P9"><text:tab/><text:tab/><text:tab/><text:tab/> <text:s/>5 <text:s text:c="4"/>30</text:p>
      <text:p text:style-name="P9"><text:tab/><text:tab/><text:tab/><text:tab/> / \ <text:s text:c="3"/>/ <text:s/>\</text:p>
      <text:p text:style-name="P9"><text:tab/><text:tab/><text:tab/><text:tab/>1 <text:s/>8 <text:s text:c="2"/>20 <text:s/>40</text:p>
      <text:p text:style-name="P9"><text:s text:c="22"/>/ <text:s/>\ <text:s/>/ \</text:p>
      <text:p text:style-name="P9"><text:tab/><text:tab/><text:tab/><text:tab/><text:tab/><text:tab/> <text:s text:c="2"/>38 <text:s/>42</text:p>
      <text:p text:style-name="P9"/>
      <text:p text:style-name="P9"><text:s text:c="8"/>*/ <text:tab/></text:p>
      <text:p text:style-name="P9"><text:tab/>}</text:p>
      <text:p text:style-name="P9"><text:tab/>public static int help(Node n,int x,int y){</text:p>
      <text:p text:style-name="P9"><text:tab/><text:tab/>if(n==null){</text:p>
      <text:p text:style-name="P9"><text:tab/><text:tab/><text:tab/>return -1;</text:p>
      <text:p text:style-name="P9"><text:tab/><text:tab/>}</text:p>
      <text:p text:style-name="P9"><text:soft-page-break/><text:tab/><text:tab/>if(n.d&gt;x &amp;&amp; n.d&gt;y){</text:p>
      <text:p text:style-name="P9"><text:tab/><text:tab/><text:tab/>return help(n.left,x,y);</text:p>
      <text:p text:style-name="P9"><text:tab/><text:tab/>}</text:p>
      <text:p text:style-name="P9"><text:tab/><text:tab/>if(n.d&lt;x &amp;&amp; n.d&lt;y){</text:p>
      <text:p text:style-name="P9"><text:tab/><text:tab/><text:tab/>return help(n.right,x,y);<text:tab/></text:p>
      <text:p text:style-name="P9"><text:tab/><text:tab/>}</text:p>
      <text:p text:style-name="P9"/>
      <text:p text:style-name="P9"><text:tab/><text:tab/>return n.d;</text:p>
      <text:p text:style-name="P9"><text:tab/>}</text:p>
      <text:p text:style-name="P9">}</text:p>
      <text:p text:style-name="P9"/>
      <text:p text:style-name="P9"/>
      <text:p text:style-name="P9">/* Swap Node in the linkedlist */</text:p>
      <text:p text:style-name="P9"/>
      <text:p text:style-name="P9">class Node{</text:p>
      <text:p text:style-name="P9"><text:tab/>int data;</text:p>
      <text:p text:style-name="P9"><text:tab/>Node next;</text:p>
      <text:p text:style-name="P9"><text:tab/>Node(int data){</text:p>
      <text:p text:style-name="P9"><text:tab/><text:tab/>this.data=data;</text:p>
      <text:p text:style-name="P9"><text:tab/><text:tab/>next=null;</text:p>
      <text:p text:style-name="P9"><text:tab/>}</text:p>
      <text:p text:style-name="P9">}</text:p>
      <text:p text:style-name="P9"/>
      <text:p text:style-name="P9"/>
      <text:p text:style-name="P9">class SwapNode{</text:p>
      <text:p text:style-name="P9"><text:tab/>public static void main(String[] args) {</text:p>
      <text:p text:style-name="P9"><text:tab/><text:tab/>Node n=new Node(1);</text:p>
      <text:p text:style-name="P9"><text:tab/><text:tab/>n.next=new Node(2);</text:p>
      <text:p text:style-name="P9"><text:tab/><text:tab/>n.next.next=new Node(3);</text:p>
      <text:p text:style-name="P9"><text:tab/><text:tab/>n.next.next.next=new Node(4);</text:p>
      <text:p text:style-name="P9"><text:tab/><text:tab/>n.next.next.next.next=new Node(5);</text:p>
      <text:p text:style-name="P9"><text:tab/><text:tab/>n.next.next.next.next.next=new Node(6);</text:p>
      <text:p text:style-name="P9"><text:tab/><text:tab/>Print(n);</text:p>
      <text:p text:style-name="P9"><text:tab/><text:tab/>Swap(n,3,4);</text:p>
      <text:p text:style-name="P9"><text:tab/><text:tab/>Print(n);</text:p>
      <text:p text:style-name="P9"><text:tab/>}</text:p>
      <text:p text:style-name="P9"/>
      <text:p text:style-name="P9"><text:tab/>public static void Print(Node n){</text:p>
      <text:p text:style-name="P9"><text:tab/><text:tab/>Node cur=n;</text:p>
      <text:p text:style-name="P9"><text:tab/><text:tab/>while(cur!=null){</text:p>
      <text:p text:style-name="P9"><text:tab/><text:tab/><text:tab/>System.out.print(cur.data+" ");</text:p>
      <text:p text:style-name="P9"><text:tab/><text:tab/><text:tab/>cur=cur.next;</text:p>
      <text:p text:style-name="P9"><text:tab/><text:tab/>}</text:p>
      <text:p text:style-name="P9"><text:tab/><text:tab/>System.out.println();</text:p>
      <text:p text:style-name="P9"><text:tab/>}</text:p>
      <text:p text:style-name="P9"/>
      <text:p text:style-name="P9"><text:tab/>public static void Swap(Node cur,int n1,int n2){</text:p>
      <text:p text:style-name="P9"><text:tab/><text:tab/>Node curX=cur;</text:p>
      <text:p text:style-name="P9"><text:tab/><text:tab/>Node prevX=null;</text:p>
      <text:p text:style-name="P9"><text:tab/><text:tab/>Node curY=cur;</text:p>
      <text:p text:style-name="P9"><text:tab/><text:tab/>Node prevY=null;</text:p>
      <text:p text:style-name="P9"><text:tab/><text:tab/>while(curX!=null &amp;&amp; curX.data!=n1){</text:p>
      <text:p text:style-name="P9"><text:soft-page-break/><text:tab/><text:tab/><text:tab/>prevX=curX;</text:p>
      <text:p text:style-name="P9"><text:tab/><text:tab/><text:tab/>curX=curX.next;</text:p>
      <text:p text:style-name="P9"><text:tab/><text:tab/>}</text:p>
      <text:p text:style-name="P9"><text:tab/><text:tab/>while(curY!=null &amp;&amp; curY.data!=n2){</text:p>
      <text:p text:style-name="P9"><text:tab/><text:tab/><text:tab/>prevY=curY;</text:p>
      <text:p text:style-name="P9"><text:tab/><text:tab/><text:tab/>curY=curY.next;</text:p>
      <text:p text:style-name="P9"><text:tab/><text:tab/>}</text:p>
      <text:p text:style-name="P9"/>
      <text:p text:style-name="P9"/>
      <text:p text:style-name="P9"><text:tab/><text:tab/>Node prevX = null, currX = head; </text:p>
      <text:p text:style-name="P9"><text:s text:c="8"/>while (currX != null &amp;&amp; currX.data != x) </text:p>
      <text:p text:style-name="P9"><text:s text:c="8"/>{ </text:p>
      <text:p text:style-name="P9"><text:s text:c="12"/>prevX = currX; </text:p>
      <text:p text:style-name="P9"><text:s text:c="12"/>currX = currX.next; </text:p>
      <text:p text:style-name="P9"><text:s text:c="8"/>} </text:p>
      <text:p text:style-name="P9"><text:s text:c="2"/></text:p>
      <text:p text:style-name="P9"><text:s text:c="8"/>// Search for y (keep track of prevY and currY) </text:p>
      <text:p text:style-name="P9"><text:s text:c="8"/>Node prevY = null, currY = head; </text:p>
      <text:p text:style-name="P9"><text:s text:c="8"/>while (currY != null &amp;&amp; currY.data != y) </text:p>
      <text:p text:style-name="P9"><text:s text:c="8"/>{ </text:p>
      <text:p text:style-name="P9"><text:s text:c="12"/>prevY = currY; </text:p>
      <text:p text:style-name="P9"><text:s text:c="12"/>currY = currY.next; </text:p>
      <text:p text:style-name="P9"><text:s text:c="8"/>} </text:p>
      <text:p text:style-name="P9"><text:s text:c="2"/></text:p>
      <text:p text:style-name="P9"/>
      <text:p text:style-name="P9"><text:tab/><text:tab/>if(curX==null || curY==null){</text:p>
      <text:p text:style-name="P9"><text:tab/><text:tab/><text:tab/>return;</text:p>
      <text:p text:style-name="P9"><text:tab/><text:tab/>}</text:p>
      <text:p text:style-name="P9"/>
      <text:p text:style-name="P9"><text:tab/><text:tab/>if(prevX!=null){</text:p>
      <text:p text:style-name="P9"><text:tab/><text:tab/><text:tab/>prevX.next=curY;</text:p>
      <text:p text:style-name="P9"><text:tab/><text:tab/>}</text:p>
      <text:p text:style-name="P9"/>
      <text:p text:style-name="P9"><text:tab/><text:tab/>if(prevY!=null){</text:p>
      <text:p text:style-name="P9"><text:tab/><text:tab/><text:tab/>prevY.next=curX;</text:p>
      <text:p text:style-name="P9"><text:tab/><text:tab/>}</text:p>
      <text:p text:style-name="P9"/>
      <text:p text:style-name="P9"><text:tab/><text:tab/>Node temp=curX.next;</text:p>
      <text:p text:style-name="P9"><text:tab/><text:tab/>curX.next=curY.next;</text:p>
      <text:p text:style-name="P9"><text:tab/><text:tab/>curY.next=temp;</text:p>
      <text:p text:style-name="P9"/>
      <text:p text:style-name="P9"/>
      <text:p text:style-name="P9"/>
      <text:p text:style-name="P9"><text:tab/>}</text:p>
      <text:p text:style-name="P9"/>
      <text:p text:style-name="P9"/>
      <text:p text:style-name="P9"/>
      <text:p text:style-name="P9">}</text:p>
      <text:p text:style-name="P9"/>
      <text:p text:style-name="P9"/>
      <text:p text:style-name="P9"/>
      <text:p text:style-name="P9"/>
      <text:p text:style-name="P9"><text:soft-page-break/>/*Create Balanced binary search tree from sorted array*/</text:p>
      <text:p text:style-name="P9"/>
      <text:p text:style-name="P9">class Node{</text:p>
      <text:p text:style-name="P9"><text:tab/>int d;</text:p>
      <text:p text:style-name="P9"><text:tab/>Node left;</text:p>
      <text:p text:style-name="P9"><text:tab/>Node right;</text:p>
      <text:p text:style-name="P9"><text:tab/>Node(int d){</text:p>
      <text:p text:style-name="P9"><text:tab/><text:tab/>this.d=d;</text:p>
      <text:p text:style-name="P9"><text:tab/><text:tab/>left=null;</text:p>
      <text:p text:style-name="P9"><text:tab/><text:tab/>right=null;</text:p>
      <text:p text:style-name="P9"><text:tab/>}</text:p>
      <text:p text:style-name="P9">}</text:p>
      <text:p text:style-name="P9">class CreateBalanceBST{</text:p>
      <text:p text:style-name="P9"><text:tab/>public static void main(String[] args) {</text:p>
      <text:p text:style-name="P9"><text:tab/><text:tab/>int[] a={1,2,3,4,5,6,7,8,9};</text:p>
      <text:p text:style-name="P9"><text:tab/><text:tab/>Node root=CreateBST(a,0,a.length-1);</text:p>
      <text:p text:style-name="P9"><text:tab/><text:tab/>Print(root);<text:tab/></text:p>
      <text:p text:style-name="P9"><text:tab/>}</text:p>
      <text:p text:style-name="P9"><text:tab/>public static Node CreateBST(int[] a,int low,int high){</text:p>
      <text:p text:style-name="P9"><text:tab/><text:tab/>if(low&gt;high){</text:p>
      <text:p text:style-name="P9"><text:tab/><text:tab/><text:tab/>return null;</text:p>
      <text:p text:style-name="P9"><text:tab/><text:tab/>}</text:p>
      <text:p text:style-name="P9"><text:tab/><text:tab/>int mid=low+(high-low)/2;</text:p>
      <text:p text:style-name="P9"><text:tab/><text:tab/>Node n=new Node(a[mid]);</text:p>
      <text:p text:style-name="P9"><text:tab/><text:tab/>n.left=CreateBST(a,low,mid-1);</text:p>
      <text:p text:style-name="P9"><text:tab/><text:tab/>n.right=CreateBST(a,mid+1,high);</text:p>
      <text:p text:style-name="P9"><text:tab/><text:tab/>return n;</text:p>
      <text:p text:style-name="P9"><text:tab/>}</text:p>
      <text:p text:style-name="P9"/>
      <text:p text:style-name="P9"><text:tab/>public static void Print(Node n){</text:p>
      <text:p text:style-name="P9"><text:tab/><text:tab/>if(n!=null){</text:p>
      <text:p text:style-name="P9"><text:tab/><text:tab/><text:tab/>System.out.print(n.d+" ");</text:p>
      <text:p text:style-name="P9"><text:tab/><text:tab/><text:tab/>Print(n.left);</text:p>
      <text:p text:style-name="P9"><text:tab/><text:tab/><text:tab/>Print(n.right);</text:p>
      <text:p text:style-name="P9"><text:tab/><text:tab/>}</text:p>
      <text:p text:style-name="P9"><text:tab/>}</text:p>
      <text:p text:style-name="P9">}</text:p>
      <text:p text:style-name="P9"/>
      <text:p text:style-name="P9"/>
      <text:p text:style-name="P9">/*Longest Common Prefix using Sorting</text:p>
      <text:p text:style-name="P9">Problem Statement: Given a set of strings, find the longest common prefix.</text:p>
      <text:p text:style-name="P9"/>
      <text:p text:style-name="P9">Examples:</text:p>
      <text:p text:style-name="P9"/>
      <text:p text:style-name="P9">Input: {"geeksforgeeks", "geeks", "geek", "geezer"}</text:p>
      <text:p text:style-name="P9">Output: "gee"</text:p>
      <text:p text:style-name="P9"/>
      <text:p text:style-name="P9">Input: {"apple", "ape", "april"}</text:p>
      <text:p text:style-name="P9">Output: "ap"*/</text:p>
      <text:p text:style-name="P9">import java.util.*;</text:p>
      <text:p text:style-name="P9">class LongestCommonPrefix{</text:p>
      <text:p text:style-name="P9"><text:tab/>public static void main(String[] args) {</text:p>
      <text:p text:style-name="P9"><text:soft-page-break/><text:tab/><text:tab/>String[] a={"geeksforgeeks", "geeks", "geek", "geezer"};</text:p>
      <text:p text:style-name="P9"><text:tab/><text:tab/>System.out.println(help(a));<text:tab/></text:p>
      <text:p text:style-name="P9"><text:tab/>}</text:p>
      <text:p text:style-name="P9"><text:tab/>public static String help(String[] s){</text:p>
      <text:p text:style-name="P9"><text:tab/><text:tab/>int n=s.length;</text:p>
      <text:p text:style-name="P9"><text:tab/><text:tab/>if(n==0){</text:p>
      <text:p text:style-name="P9"><text:tab/><text:tab/><text:tab/>return " ";</text:p>
      <text:p text:style-name="P9"><text:tab/><text:tab/>}</text:p>
      <text:p text:style-name="P9"><text:tab/><text:tab/>if(n==1){</text:p>
      <text:p text:style-name="P9"><text:tab/><text:tab/><text:tab/>return s[0];</text:p>
      <text:p text:style-name="P9"><text:tab/><text:tab/>}</text:p>
      <text:p text:style-name="P9"><text:tab/><text:tab/>for(int i=0;i&lt;s.length;i++){</text:p>
      <text:p text:style-name="P9"><text:tab/><text:tab/><text:tab/>System.out.print(s[i]+" <text:s/>");</text:p>
      <text:p text:style-name="P9"><text:tab/><text:tab/>}</text:p>
      <text:p text:style-name="P9"><text:tab/><text:tab/>System.out.println();</text:p>
      <text:p text:style-name="P9"><text:tab/><text:tab/>Arrays.sort(s);</text:p>
      <text:p text:style-name="P9"><text:tab/><text:tab/>for(int i=0;i&lt;s.length;i++){</text:p>
      <text:p text:style-name="P9"><text:tab/><text:tab/><text:tab/>System.out.print(s[i]+" <text:s/>");</text:p>
      <text:p text:style-name="P9"><text:tab/><text:tab/>}</text:p>
      <text:p text:style-name="P9"/>
      <text:p text:style-name="P9"><text:tab/><text:tab/>int end=Math.min(s[0].length(),s[n-1].length());</text:p>
      <text:p text:style-name="P9"><text:tab/><text:tab/>int i=0;</text:p>
      <text:p text:style-name="P9"><text:tab/><text:tab/>while(i&lt;n &amp;&amp; s[0].charAt(i)==s[n-1].charAt(i)){</text:p>
      <text:p text:style-name="P9"><text:tab/><text:tab/><text:tab/>i++;</text:p>
      <text:p text:style-name="P9"><text:tab/><text:tab/>}</text:p>
      <text:p text:style-name="P9"><text:tab/><text:tab/>String result=s[0].substring(0,i);</text:p>
      <text:p text:style-name="P9"><text:tab/><text:tab/>return result;</text:p>
      <text:p text:style-name="P9"/>
      <text:p text:style-name="P9"><text:tab/>}</text:p>
      <text:p text:style-name="P9">}</text:p>
      <text:p text:style-name="P9"/>
      <text:p text:style-name="P9">/*Insert into binary search tree*/</text:p>
      <text:p text:style-name="P9"/>
      <text:p text:style-name="P9">class Node{</text:p>
      <text:p text:style-name="P9"><text:tab/>int data;</text:p>
      <text:p text:style-name="P9"><text:tab/>Node left;</text:p>
      <text:p text:style-name="P9"><text:tab/>Node right;</text:p>
      <text:p text:style-name="P9"><text:tab/>Node(int d){</text:p>
      <text:p text:style-name="P9"><text:tab/><text:tab/>data=d;</text:p>
      <text:p text:style-name="P9"><text:tab/><text:tab/>left=null;</text:p>
      <text:p text:style-name="P9"><text:tab/><text:tab/>right=null;</text:p>
      <text:p text:style-name="P9"><text:tab/>}</text:p>
      <text:p text:style-name="P9">}</text:p>
      <text:p text:style-name="P9"/>
      <text:p text:style-name="P9">class InsertIntoBST{</text:p>
      <text:p text:style-name="P9"><text:tab/>public static void main(String[] args) {</text:p>
      <text:p text:style-name="P9"><text:tab/><text:tab/>Node n=new Node(10);</text:p>
      <text:p text:style-name="P9"><text:tab/><text:tab/>n.left=new Node(5);</text:p>
      <text:p text:style-name="P9"><text:tab/><text:tab/>n.right=new Node(15);</text:p>
      <text:p text:style-name="P9"><text:tab/><text:tab/>n.left.left=new Node(2);</text:p>
      <text:p text:style-name="P9"><text:tab/><text:tab/>n.left.right=new Node(4);</text:p>
      <text:p text:style-name="P9"><text:tab/><text:tab/>n.right.left=new Node(14);</text:p>
      <text:p text:style-name="P9"><text:soft-page-break/><text:tab/><text:tab/>n.right.right=new Node(18);</text:p>
      <text:p text:style-name="P9"><text:tab/><text:tab/>Print(n);</text:p>
      <text:p text:style-name="P9"><text:tab/><text:tab/>System.out.println();</text:p>
      <text:p text:style-name="P9"><text:tab/><text:tab/>Insert(n,3);</text:p>
      <text:p text:style-name="P9"><text:tab/><text:tab/>Print(n);</text:p>
      <text:p text:style-name="P9"><text:tab/>}<text:tab/></text:p>
      <text:p text:style-name="P9"><text:tab/>public static void Insert(Node n, int x){</text:p>
      <text:p text:style-name="P9"><text:tab/><text:tab/>if(n.left==null &amp;&amp; n.right==null){</text:p>
      <text:p text:style-name="P9"><text:tab/><text:tab/><text:tab/>Node temp=new Node(x);</text:p>
      <text:p text:style-name="P9"><text:tab/><text:tab/><text:tab/>if(n.data&gt;x){</text:p>
      <text:p text:style-name="P9"><text:tab/><text:tab/><text:tab/><text:tab/>n.left=temp;</text:p>
      <text:p text:style-name="P9"><text:tab/><text:tab/><text:tab/>}</text:p>
      <text:p text:style-name="P9"><text:tab/><text:tab/><text:tab/>else{</text:p>
      <text:p text:style-name="P9"><text:tab/><text:tab/><text:tab/><text:tab/>n.right=temp;</text:p>
      <text:p text:style-name="P9"><text:tab/><text:tab/><text:tab/>}</text:p>
      <text:p text:style-name="P9"><text:tab/><text:tab/>}</text:p>
      <text:p text:style-name="P9"><text:tab/><text:tab/>else if(n.data&gt;x){</text:p>
      <text:p text:style-name="P9"><text:tab/><text:tab/><text:tab/>Insert(n.left,x);</text:p>
      <text:p text:style-name="P9"><text:tab/><text:tab/>}</text:p>
      <text:p text:style-name="P9"><text:tab/><text:tab/>else{</text:p>
      <text:p text:style-name="P9"><text:tab/><text:tab/><text:tab/>Insert(n.right,x);</text:p>
      <text:p text:style-name="P9"><text:tab/><text:tab/>}</text:p>
      <text:p text:style-name="P9"><text:tab/>}</text:p>
      <text:p text:style-name="P9"><text:tab/>public static void Print(Node n){</text:p>
      <text:p text:style-name="P9"><text:tab/><text:tab/>if(n!=null){</text:p>
      <text:p text:style-name="P9"><text:tab/><text:tab/><text:tab/>Print(n.left);</text:p>
      <text:p text:style-name="P9"><text:tab/><text:tab/><text:tab/>System.out.print(n.data+" ");</text:p>
      <text:p text:style-name="P9"><text:tab/><text:tab/><text:tab/>Print(n.right);</text:p>
      <text:p text:style-name="P9"><text:tab/><text:tab/>}</text:p>
      <text:p text:style-name="P9"><text:tab/>}</text:p>
      <text:p text:style-name="P9">}</text:p>
      <text:p text:style-name="P9"/>
      <text:p text:style-name="P9">/*Rotated Point in the array which is first increasing and decresing*/</text:p>
      <text:p text:style-name="P9">class RotatedPoint{</text:p>
      <text:p text:style-name="P9"><text:tab/>public static void main(String[] args) {</text:p>
      <text:p text:style-name="P9"><text:tab/><text:tab/>int[] a={10,20,30,40,50,9,8,7};</text:p>
      <text:p text:style-name="P9"><text:tab/><text:tab/>System.out.println(help(a,0,a.length-1));<text:tab/></text:p>
      <text:p text:style-name="P9"><text:tab/>}</text:p>
      <text:p text:style-name="P9"/>
      <text:p text:style-name="P9"><text:tab/>public static int help(int[] a,int low,int high){</text:p>
      <text:p text:style-name="P9"><text:tab/><text:tab/>while(low&lt;=high){</text:p>
      <text:p text:style-name="P9"><text:tab/><text:tab/><text:tab/>if(low==high || high==low+1 &amp;&amp; a[low]&gt;a[high]){</text:p>
      <text:p text:style-name="P9"><text:tab/><text:tab/><text:tab/><text:tab/>return a[low];</text:p>
      <text:p text:style-name="P9"><text:tab/><text:tab/><text:tab/>}</text:p>
      <text:p text:style-name="P9"><text:tab/><text:tab/><text:tab/>else if(high==low+1 &amp;&amp; a[low]&lt;a[high]){</text:p>
      <text:p text:style-name="P9"><text:tab/><text:tab/><text:tab/><text:tab/>return a[high];</text:p>
      <text:p text:style-name="P9"><text:tab/><text:tab/><text:tab/>}</text:p>
      <text:p text:style-name="P9"><text:tab/><text:tab/><text:tab/>int mid=low+(high-low)/2;</text:p>
      <text:p text:style-name="P9"><text:tab/><text:tab/><text:tab/>if(a[mid]&gt;a[mid-1] &amp;&amp; a[mid]&gt;a[mid+1]){</text:p>
      <text:p text:style-name="P9"><text:tab/><text:tab/><text:tab/><text:tab/>return a[mid];</text:p>
      <text:p text:style-name="P9"><text:tab/><text:tab/><text:tab/>}</text:p>
      <text:p text:style-name="P9"><text:tab/><text:tab/><text:tab/>if(a[mid]&gt;a[mid+1] &amp;&amp; a[mid]&lt;a[mid-1]){</text:p>
      <text:p text:style-name="P9"><text:soft-page-break/><text:tab/><text:tab/><text:tab/><text:tab/>high=mid-1;</text:p>
      <text:p text:style-name="P9"><text:tab/><text:tab/><text:tab/>}</text:p>
      <text:p text:style-name="P9"><text:tab/><text:tab/><text:tab/>else{</text:p>
      <text:p text:style-name="P9"><text:tab/><text:tab/><text:tab/><text:tab/>low=mid+1;</text:p>
      <text:p text:style-name="P9"><text:tab/><text:tab/><text:tab/>}</text:p>
      <text:p text:style-name="P9"><text:tab/><text:tab/>}</text:p>
      <text:p text:style-name="P9"><text:tab/><text:tab/>return -1;</text:p>
      <text:p text:style-name="P9"><text:tab/>}</text:p>
      <text:p text:style-name="P9"><text:tab/>}</text:p>
      <text:p text:style-name="P9"/>
      <text:p text:style-name="P9"/>
      <text:p text:style-name="P9">/*Count the number of possible triangles</text:p>
      <text:p text:style-name="P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p>
      <text:p text:style-name="P9">For example, if the input array is {4, 6, 3, 7}, the output should be 3. There are three triangles possible {3, 4, 6}, {4, 6, 7} and {3, 6, 7}. Note that {3, 4, 7} is not a possible triangle.</text:p>
      <text:p text:style-name="P9">As another example, consider the array {10, 21, 22, 100, 101, 200, 300}. There can be 6 possible triangles: {10, 21, 22}, {21, 100, 101}, {22, 100, 101}, {10, 100, 101}, {100, 101, 200} and {101, 200, 300}*/</text:p>
      <text:p text:style-name="P9">import java.util.*;</text:p>
      <text:p text:style-name="P9">class FormTriangle{</text:p>
      <text:p text:style-name="P9"><text:tab/>public static void main(String[] args) {</text:p>
      <text:p text:style-name="P9"><text:tab/><text:tab/>int[] a={10, 21, 22, 100, 101, 200, 300}; </text:p>
      <text:p text:style-name="P9"><text:tab/><text:tab/>System.out.println(help(a));<text:tab/></text:p>
      <text:p text:style-name="P9"><text:tab/>}</text:p>
      <text:p text:style-name="P9"><text:tab/>public static int help(int[] a){</text:p>
      <text:p text:style-name="P9"><text:tab/><text:tab/>Arrays.sort(a);</text:p>
      <text:p text:style-name="P9"><text:tab/><text:tab/>int count=0;</text:p>
      <text:p text:style-name="P9"><text:tab/><text:tab/>int n=a.length;</text:p>
      <text:p text:style-name="P9"><text:tab/><text:tab/>for(int i=0;i&lt;n-2;i++){</text:p>
      <text:p text:style-name="P9"><text:tab/><text:tab/><text:tab/>int k=i+2;</text:p>
      <text:p text:style-name="P9"><text:tab/><text:tab/><text:tab/>for(int j=i+1;j&lt;n;j++){</text:p>
      <text:p text:style-name="P9"><text:tab/><text:tab/><text:tab/><text:tab/>while(k&lt;n &amp;&amp; a[i]+a[j]&gt;a[k]){</text:p>
      <text:p text:style-name="P9"><text:tab/><text:tab/><text:tab/><text:tab/><text:tab/>++k;</text:p>
      <text:p text:style-name="P9"><text:tab/><text:tab/><text:tab/><text:tab/>}</text:p>
      <text:p text:style-name="P9"><text:tab/><text:tab/><text:tab/><text:tab/>if(k&gt;j){</text:p>
      <text:p text:style-name="P9"><text:tab/><text:tab/><text:tab/><text:tab/><text:tab/>count+=k-j-1;</text:p>
      <text:p text:style-name="P9"><text:tab/><text:tab/><text:tab/><text:tab/>}</text:p>
      <text:p text:style-name="P9"><text:tab/><text:tab/><text:tab/>}</text:p>
      <text:p text:style-name="P9"><text:tab/><text:tab/>}</text:p>
      <text:p text:style-name="P9"><text:tab/><text:tab/>return count;</text:p>
      <text:p text:style-name="P9"><text:tab/>}</text:p>
      <text:p text:style-name="P9">}</text:p>
      <text:p text:style-name="P9"/>
      <text:p text:style-name="P9"/>
      <text:p text:style-name="P9">/*Check if a binary tree is subtree of another binary tree | Set 1</text:p>
      <text:p text:style-name="P9">Given two binary trees, check if the first tree is subtree of the second one. A subtree of a tree T is a tree S consisting of a node in T and all of its descendants in T. The subtree corresponding to the root node is the entire tree; the subtree corresponding to any other node is called a proper subtree.</text:p>
      <text:p text:style-name="P9"/>
      <text:p text:style-name="P9">For example, in the following case, tree S is a subtree of tree T.</text:p>
      <text:p text:style-name="P9"><text:soft-page-break/></text:p>
      <text:p text:style-name="P9"><text:s text:c="8"/>Tree 2</text:p>
      <text:p text:style-name="P9"><text:s text:c="10"/>10 <text:s/></text:p>
      <text:p text:style-name="P9"><text:s text:c="8"/>/ <text:s text:c="3"/>\ </text:p>
      <text:p text:style-name="P9"><text:s text:c="6"/>4 <text:s text:c="6"/>6</text:p>
      <text:p text:style-name="P9"><text:s text:c="7"/>\</text:p>
      <text:p text:style-name="P9"><text:s text:c="8"/>30</text:p>
      <text:p text:style-name="P9"/>
      <text:p text:style-name="P9"/>
      <text:p text:style-name="P9"><text:s text:c="8"/>Tree 1</text:p>
      <text:p text:style-name="P9"><text:s text:c="14"/>26</text:p>
      <text:p text:style-name="P9"><text:s text:c="12"/>/ <text:s text:c="2"/>\</text:p>
      <text:p text:style-name="P9"><text:s text:c="10"/>10 <text:s text:c="4"/>3</text:p>
      <text:p text:style-name="P9"><text:s text:c="8"/>/ <text:s text:c="3"/>\ <text:s text:c="4"/>\</text:p>
      <text:p text:style-name="P9"><text:s text:c="6"/>4 <text:s text:c="6"/>6 <text:s text:c="5"/>3</text:p>
      <text:p text:style-name="P9"><text:s text:c="7"/>\</text:p>
      <text:p text:style-name="P9"><text:s text:c="8"/>30*/</text:p>
      <text:p text:style-name="P9"/>
      <text:p text:style-name="P9">class Node{</text:p>
      <text:p text:style-name="P9"><text:tab/>int data;</text:p>
      <text:p text:style-name="P9"><text:tab/>Node left,right;</text:p>
      <text:p text:style-name="P9"><text:tab/>Node(int d){</text:p>
      <text:p text:style-name="P9"><text:tab/><text:tab/>data=d;</text:p>
      <text:p text:style-name="P9"><text:tab/><text:tab/>left=null;</text:p>
      <text:p text:style-name="P9"><text:tab/><text:tab/>right=null;</text:p>
      <text:p text:style-name="P9"><text:tab/>}</text:p>
      <text:p text:style-name="P9">}</text:p>
      <text:p text:style-name="P9">class CheckSubTreeOfTree{</text:p>
      <text:p text:style-name="P9"><text:tab/>public static void main(String[] args) {</text:p>
      <text:p text:style-name="P9"><text:tab/><text:tab/>Node root1 = new Node(26); </text:p>
      <text:p text:style-name="P9"><text:s text:c="8"/>root1.right = new Node(3); </text:p>
      <text:p text:style-name="P9"><text:s text:c="8"/>root1.right.right = new Node(3); </text:p>
      <text:p text:style-name="P9"><text:s text:c="8"/>root1.left = new Node(10); </text:p>
      <text:p text:style-name="P9"><text:s text:c="8"/>root1.left.left = new Node(4); </text:p>
      <text:p text:style-name="P9"><text:s text:c="8"/>root1.left.left.right = new Node(30); </text:p>
      <text:p text:style-name="P9"><text:s text:c="8"/>root1.left.right = new Node(6); </text:p>
      <text:p text:style-name="P9"><text:s text:c="3"/></text:p>
      <text:p text:style-name="P9"><text:s text:c="8"/>// TREE 2 </text:p>
      <text:p text:style-name="P9"><text:s text:c="8"/>/* Construct the following tree </text:p>
      <text:p text:style-name="P9"><text:s text:c="11"/>10 </text:p>
      <text:p text:style-name="P9"><text:s text:c="9"/>/ <text:s text:c="3"/>\ </text:p>
      <text:p text:style-name="P9"><text:s text:c="9"/>4 <text:s text:c="5"/>6 </text:p>
      <text:p text:style-name="P9"><text:s text:c="10"/>\ </text:p>
      <text:p text:style-name="P9"><text:s text:c="10"/>30 <text:s/>*/</text:p>
      <text:p text:style-name="P9"><text:s text:c="12"/></text:p>
      <text:p text:style-name="P9"><text:s text:c="8"/>Node root2 = new Node(10); </text:p>
      <text:p text:style-name="P9"><text:s text:c="8"/>root2.right = new Node(6); </text:p>
      <text:p text:style-name="P9"><text:s text:c="8"/>root2.left = new Node(14); </text:p>
      <text:p text:style-name="P9"><text:s text:c="8"/>root2.left.right = new Node(30); </text:p>
      <text:p text:style-name="P9"><text:s text:c="8"/>System.out.println(FindNode(root1,root2));<text:tab/></text:p>
      <text:p text:style-name="P9"><text:tab/>}</text:p>
      <text:p text:style-name="P9"><text:tab/>public static boolean FindNode(Node n1,Node n2){</text:p>
      <text:p text:style-name="P9"><text:soft-page-break/><text:tab/><text:tab/>if(n2==null){</text:p>
      <text:p text:style-name="P9"><text:tab/><text:tab/><text:tab/>return true;</text:p>
      <text:p text:style-name="P9"><text:tab/><text:tab/>}</text:p>
      <text:p text:style-name="P9"><text:tab/><text:tab/>if(n1==null){</text:p>
      <text:p text:style-name="P9"><text:tab/><text:tab/><text:tab/>return false;</text:p>
      <text:p text:style-name="P9"><text:tab/><text:tab/>}</text:p>
      <text:p text:style-name="P9"><text:tab/><text:tab/>if(isSubTree(n1,n2)){</text:p>
      <text:p text:style-name="P9"><text:tab/><text:tab/><text:tab/>return true;</text:p>
      <text:p text:style-name="P9"><text:tab/><text:tab/>}</text:p>
      <text:p text:style-name="P9"><text:tab/><text:tab/>return FindNode(n1.left,n2) || FindNode(n1.right,n2);</text:p>
      <text:p text:style-name="P9"><text:tab/>}</text:p>
      <text:p text:style-name="P9"><text:tab/>public static boolean isSubTree(Node n1,Node n2){</text:p>
      <text:p text:style-name="P9"><text:tab/><text:tab/>if(n1==null &amp;&amp; n2==null){</text:p>
      <text:p text:style-name="P9"><text:tab/><text:tab/><text:tab/>return true;</text:p>
      <text:p text:style-name="P9"><text:tab/><text:tab/>}</text:p>
      <text:p text:style-name="P9"><text:tab/><text:tab/>return (n1.data==n2.data &amp;&amp; isSubTree(n1.left,n2.left) &amp;&amp; (isSubTree(n1.left,n2.left)));</text:p>
      <text:p text:style-name="P9"><text:tab/>}</text:p>
      <text:p text:style-name="P9">}</text:p>
      <text:p text:style-name="P9"/>
      <text:p text:style-name="P9"/>
      <text:p text:style-name="P9"/>
      <text:p text:style-name="P9">//practice</text:p>
      <text:p text:style-name="P9">import java.util.*;</text:p>
      <text:p text:style-name="P9">class MinHipProgram{</text:p>
      <text:p text:style-name="P9"><text:tab/>public static void main(String[] args) {</text:p>
      <text:p text:style-name="P9"><text:tab/><text:tab/>PriorityQueue&lt;Integer&gt; pq= new PriorityQueue&lt;Integer&gt;();</text:p>
      <text:p text:style-name="P9"><text:tab/><text:tab/>for(int j=0;j&lt;10;j++){</text:p>
      <text:p text:style-name="P9"><text:tab/><text:tab/><text:tab/>pq.add(1);</text:p>
      <text:p text:style-name="P9"><text:tab/><text:tab/>}</text:p>
      <text:p text:style-name="P9"/>
      <text:p text:style-name="P9"><text:tab/><text:tab/>int k=5;</text:p>
      <text:p text:style-name="P9"><text:tab/><text:tab/>while(k&gt;1){</text:p>
      <text:p text:style-name="P9"><text:tab/><text:tab/><text:tab/>pq.poll();</text:p>
      <text:p text:style-name="P9"><text:tab/><text:tab/><text:tab/>System.out.println(pq.peek());</text:p>
      <text:p text:style-name="P9"><text:tab/><text:tab/><text:tab/>k--;</text:p>
      <text:p text:style-name="P9"><text:tab/><text:tab/>}</text:p>
      <text:p text:style-name="P9"><text:tab/><text:tab/>System.out.println(pq.peek());</text:p>
      <text:p text:style-name="P9"/>
      <text:p text:style-name="P9"><text:tab/>}</text:p>
      <text:p text:style-name="P9"/>
      <text:p text:style-name="P9"/>
      <text:p text:style-name="P9">}</text:p>
      <text:p text:style-name="P9"/>
      <text:p text:style-name="P9"/>
      <text:p text:style-name="P9">/*Find Min in Array in o(1)*/</text:p>
      <text:p text:style-name="P9">import java.util.*;</text:p>
      <text:p text:style-name="P9">class FindMinInO1{</text:p>
      <text:p text:style-name="P9"><text:tab/> public static void main(String[] args){</text:p>
      <text:p text:style-name="P9"><text:tab/> <text:tab/>int[] a={9,8,2,4,6,4,5,6,1,8,1,11,3};</text:p>
      <text:p text:style-name="P9"/>
      <text:p text:style-name="P9"><text:tab/> <text:tab/>TreeSet&lt;Integer&gt; ts=new TreeSet&lt;Integer&gt;();</text:p>
      <text:p text:style-name="P9"><text:soft-page-break/><text:tab/> <text:tab/>for(int i=0;i&lt;a.length;i++){</text:p>
      <text:p text:style-name="P9"><text:tab/> <text:tab/><text:tab/>ts.add(a[i]);</text:p>
      <text:p text:style-name="P9"><text:tab/> <text:tab/>}</text:p>
      <text:p text:style-name="P9"><text:tab/> <text:tab/>System.out.println(ts.first());</text:p>
      <text:p text:style-name="P9"/>
      <text:p text:style-name="P9"/>
      <text:p text:style-name="P9"/>
      <text:p text:style-name="P9"><text:tab/> }</text:p>
      <text:p text:style-name="P9">}</text:p>
      <text:p text:style-name="P9"/>
      <text:p text:style-name="P9">/*Find subarray with given sum | Set 2 (Handles Negative Numbers)</text:p>
      <text:p text:style-name="P9">Given an unsorted array of integers, find a subarray which adds to a given number. If there are more than one subarrays with the sum as the given number, print any of them.</text:p>
      <text:p text:style-name="P9"/>
      <text:p text:style-name="P9">Examples:</text:p>
      <text:p text:style-name="P9"/>
      <text:p text:style-name="P9">Input: arr[] = {1, 4, 20, 3, 10, 5}, sum = 33</text:p>
      <text:p text:style-name="P9">Ouptut: Sum found between indexes 2 and 4</text:p>
      <text:p text:style-name="P9"/>
      <text:p text:style-name="P9">Input: arr[] = {10, 2, -2, -20, 10}, sum = -10</text:p>
      <text:p text:style-name="P9">Ouptut: Sum found between indexes 0 to 3</text:p>
      <text:p text:style-name="P9"/>
      <text:p text:style-name="P9">Input: arr[] = {-10, 0, 2, -2, -20, 10}, sum = 20</text:p>
      <text:p text:style-name="P9">Ouptut: No subarray with given sum exists*/</text:p>
      <text:p text:style-name="P9">import java.util.*;</text:p>
      <text:p text:style-name="P9">class SumInSubArray{</text:p>
      <text:p text:style-name="P9"><text:tab/>public static void main(String[] args) {</text:p>
      <text:p text:style-name="P9"><text:tab/><text:tab/>int[] a={1,2,-9,4,-6,9,11,-7};</text:p>
      <text:p text:style-name="P9"><text:tab/><text:tab/>FinDubArray(a,20);</text:p>
      <text:p text:style-name="P9"><text:tab/>}<text:tab/></text:p>
      <text:p text:style-name="P9"><text:tab/>public static void FinDubArray(int[] a,int s){</text:p>
      <text:p text:style-name="P9"><text:tab/><text:tab/>HashMap&lt;Integer,Integer&gt; hm=new HashMap&lt;Integer,Integer&gt;();</text:p>
      <text:p text:style-name="P9"><text:tab/><text:tab/>int cs=0;</text:p>
      <text:p text:style-name="P9"><text:tab/><text:tab/>int start=0;</text:p>
      <text:p text:style-name="P9"><text:tab/><text:tab/>int end=0;</text:p>
      <text:p text:style-name="P9"><text:tab/><text:tab/>boolean flag=false;</text:p>
      <text:p text:style-name="P9"><text:tab/><text:tab/>for(int i=0;i&lt;a.length;i++){</text:p>
      <text:p text:style-name="P9"><text:tab/><text:tab/><text:tab/>cs+=a[i];</text:p>
      <text:p text:style-name="P9"><text:tab/><text:tab/><text:tab/>if(cs-s==0){</text:p>
      <text:p text:style-name="P9"><text:tab/><text:tab/><text:tab/><text:tab/>start=0;</text:p>
      <text:p text:style-name="P9"><text:tab/><text:tab/><text:tab/><text:tab/>end=i;</text:p>
      <text:p text:style-name="P9"><text:tab/><text:tab/><text:tab/><text:tab/>flag=true;</text:p>
      <text:p text:style-name="P9"><text:tab/><text:tab/><text:tab/><text:tab/>break;</text:p>
      <text:p text:style-name="P9"><text:tab/><text:tab/><text:tab/>}</text:p>
      <text:p text:style-name="P9"><text:tab/><text:tab/><text:tab/>if(hm.containsKey(cs-s)){</text:p>
      <text:p text:style-name="P9"><text:tab/><text:tab/><text:tab/><text:tab/>start=hm.get(cs-s)+1;</text:p>
      <text:p text:style-name="P9"><text:tab/><text:tab/><text:tab/><text:tab/>end=i;</text:p>
      <text:p text:style-name="P9"><text:tab/><text:tab/><text:tab/><text:tab/>flag=true;</text:p>
      <text:p text:style-name="P9"><text:tab/><text:tab/><text:tab/><text:tab/>break;</text:p>
      <text:p text:style-name="P9"><text:tab/><text:tab/><text:tab/>}</text:p>
      <text:p text:style-name="P9"><text:tab/><text:tab/><text:tab/>hm.put(cs,i);</text:p>
      <text:p text:style-name="P9"><text:tab/><text:tab/>}</text:p>
      <text:p text:style-name="P9"><text:soft-page-break/><text:tab/><text:tab/>if(flag){</text:p>
      <text:p text:style-name="P9"><text:tab/><text:tab/><text:tab/>System.out.println(start+" "+end);</text:p>
      <text:p text:style-name="P9"><text:tab/><text:tab/>}</text:p>
      <text:p text:style-name="P9"><text:tab/><text:tab/>else{</text:p>
      <text:p text:style-name="P9"><text:tab/><text:tab/><text:tab/>System.out.println("No SubArray is exist");</text:p>
      <text:p text:style-name="P9"><text:tab/><text:tab/>}</text:p>
      <text:p text:style-name="P9"><text:tab/>}</text:p>
      <text:p text:style-name="P9">}</text:p>
      <text:p text:style-name="P9"/>
      <text:p text:style-name="P9"/>
      <text:p text:style-name="P9"/>
      <text:p text:style-name="P9">/* Trie Data Structure*/</text:p>
      <text:p text:style-name="P9">import java.util.*;</text:p>
      <text:p text:style-name="P9">class Trie{</text:p>
      <text:p text:style-name="P9"><text:tab/>private static class TrieNode{</text:p>
      <text:p text:style-name="P9"><text:tab/><text:tab/>Map&lt;Character,TrieNode&gt; children;</text:p>
      <text:p text:style-name="P9"><text:tab/><text:tab/>boolean endOfWOrd;</text:p>
      <text:p text:style-name="P9"><text:tab/><text:tab/>public TrieNode(){</text:p>
      <text:p text:style-name="P9"><text:tab/><text:tab/><text:tab/>children=new HashMap&lt;&gt;();</text:p>
      <text:p text:style-name="P9"><text:tab/><text:tab/><text:tab/>endOfWOrd=false;</text:p>
      <text:p text:style-name="P9"><text:tab/><text:tab/>}</text:p>
      <text:p text:style-name="P9"><text:tab/>}</text:p>
      <text:p text:style-name="P9"><text:tab/>private static final TrieNode root=new TrieNode();</text:p>
      <text:p text:style-name="P9"/>
      <text:p text:style-name="P9"><text:tab/>public static void Insert(String s){</text:p>
      <text:p text:style-name="P9"><text:tab/><text:tab/>TrieNode cur=root;</text:p>
      <text:p text:style-name="P9"><text:tab/><text:tab/>for(int i=0;i&lt;s.length();i++){</text:p>
      <text:p text:style-name="P9"><text:tab/><text:tab/><text:tab/>char c=s.charAt(i);</text:p>
      <text:p text:style-name="P9"><text:tab/><text:tab/><text:tab/>TrieNode temp=cur.children.get(c);</text:p>
      <text:p text:style-name="P9"><text:tab/><text:tab/><text:tab/>if(temp==null){</text:p>
      <text:p text:style-name="P9"><text:tab/><text:tab/><text:tab/><text:tab/>temp=new TrieNode();</text:p>
      <text:p text:style-name="P9"><text:tab/><text:tab/><text:tab/><text:tab/>cur.children.put(c,temp);</text:p>
      <text:p text:style-name="P9"><text:tab/><text:tab/><text:tab/>}</text:p>
      <text:p text:style-name="P9"><text:tab/><text:tab/><text:tab/>cur=temp;</text:p>
      <text:p text:style-name="P9"><text:tab/><text:tab/>}</text:p>
      <text:p text:style-name="P9"><text:tab/><text:tab/>cur.endOfWOrd=true;</text:p>
      <text:p text:style-name="P9"><text:tab/>}</text:p>
      <text:p text:style-name="P9"/>
      <text:p text:style-name="P9"/>
      <text:p text:style-name="P9"><text:tab/>public static boolean Search(String s){</text:p>
      <text:p text:style-name="P9"><text:tab/><text:tab/>TrieNode cur=root;</text:p>
      <text:p text:style-name="P9"><text:tab/><text:tab/>for(int i=0;i&lt;s.length();i++){</text:p>
      <text:p text:style-name="P9"><text:tab/><text:tab/><text:tab/>char ch=s.charAt(i);</text:p>
      <text:p text:style-name="P9"><text:tab/><text:tab/><text:tab/>TrieNode temp=cur.children.get(ch);</text:p>
      <text:p text:style-name="P9"><text:tab/><text:tab/><text:tab/>if(temp==null){</text:p>
      <text:p text:style-name="P9"><text:tab/><text:tab/><text:tab/><text:tab/>return false;</text:p>
      <text:p text:style-name="P9"><text:tab/><text:tab/><text:tab/>}</text:p>
      <text:p text:style-name="P9"><text:tab/><text:tab/><text:tab/>cur=temp;</text:p>
      <text:p text:style-name="P9"><text:tab/><text:tab/>}</text:p>
      <text:p text:style-name="P9"><text:tab/><text:tab/>return cur.endOfWOrd;</text:p>
      <text:p text:style-name="P9"><text:tab/>}</text:p>
      <text:p text:style-name="P9"/>
      <text:p text:style-name="P9"><text:soft-page-break/><text:tab/>public static void main(String[] args){</text:p>
      <text:p text:style-name="P9"><text:tab/><text:tab/>Insert("saiful");</text:p>
      <text:p text:style-name="P9"><text:tab/><text:tab/>System.out.println(Search("saifulhasan"));</text:p>
      <text:p text:style-name="P9"><text:tab/>}</text:p>
      <text:p text:style-name="P9">}</text:p>
      <text:p text:style-name="P9"/>
      <text:p text:style-name="P9"/>
      <text:p text:style-name="P9">/*2. Given a linked list modify the linked list as below</text:p>
      <text:p text:style-name="P9">I/p: a x b c y z</text:p>
      <text:p text:style-name="P9">O/p: a b c x y z*/</text:p>
      <text:p text:style-name="P9">class Node{</text:p>
      <text:p text:style-name="P9"><text:tab/>char d;</text:p>
      <text:p text:style-name="P9"><text:tab/>Node next;</text:p>
      <text:p text:style-name="P9"><text:tab/>Node(char d){</text:p>
      <text:p text:style-name="P9"><text:tab/><text:tab/>this.d=d;</text:p>
      <text:p text:style-name="P9"><text:tab/><text:tab/>next=null;</text:p>
      <text:p text:style-name="P9"><text:tab/>}</text:p>
      <text:p text:style-name="P9">}</text:p>
      <text:p text:style-name="P9"/>
      <text:p text:style-name="P9"/>
      <text:p text:style-name="P9">class ModifyList{</text:p>
      <text:p text:style-name="P9"><text:tab/>public static void main(String[] args) {</text:p>
      <text:p text:style-name="P9"><text:tab/><text:tab/>Node n=new Node('a');</text:p>
      <text:p text:style-name="P9"><text:tab/><text:tab/>n.next=new Node('p');</text:p>
      <text:p text:style-name="P9"><text:tab/><text:tab/>n.next.next=new Node('b');</text:p>
      <text:p text:style-name="P9"><text:tab/><text:tab/>n.next.next.next=new Node('q');</text:p>
      <text:p text:style-name="P9"><text:tab/><text:tab/>n.next.next.next.next=new Node('c');</text:p>
      <text:p text:style-name="P9"><text:tab/><text:tab/>n.next.next.next.next.next=new Node('r');</text:p>
      <text:p text:style-name="P9"><text:tab/><text:tab/>n.next.next.next.next.next.next=new Node('d');</text:p>
      <text:p text:style-name="P9"><text:tab/><text:tab/>n.next.next.next.next.next.next.next=new Node('s');</text:p>
      <text:p text:style-name="P9"><text:tab/><text:tab/>n.next.next.next.next.next.next.next.next=new Node('e');</text:p>
      <text:p text:style-name="P9"><text:tab/><text:tab/>Print(n);</text:p>
      <text:p text:style-name="P9"><text:tab/><text:tab/>Modify(n);</text:p>
      <text:p text:style-name="P9"><text:tab/><text:tab/>Print(n);</text:p>
      <text:p text:style-name="P9"><text:tab/>}</text:p>
      <text:p text:style-name="P9"><text:tab/>public static void Print(Node n){</text:p>
      <text:p text:style-name="P9"><text:tab/><text:tab/>Node cur=n;</text:p>
      <text:p text:style-name="P9"><text:tab/><text:tab/>int k=15;</text:p>
      <text:p text:style-name="P9"><text:tab/><text:tab/>while(cur!=null &amp;&amp; k--&gt;0){</text:p>
      <text:p text:style-name="P9"><text:tab/><text:tab/><text:tab/>System.out.print(cur.d+" ");</text:p>
      <text:p text:style-name="P9"><text:tab/><text:tab/><text:tab/>cur=cur.next;</text:p>
      <text:p text:style-name="P9"><text:tab/><text:tab/>}</text:p>
      <text:p text:style-name="P9"><text:tab/><text:tab/>System.out.println();</text:p>
      <text:p text:style-name="P9"><text:tab/>}</text:p>
      <text:p text:style-name="P9"><text:tab/>public static void Modify(Node cur){</text:p>
      <text:p text:style-name="P9"><text:tab/><text:tab/>Node dummy1=new Node('0');</text:p>
      <text:p text:style-name="P9"><text:tab/><text:tab/>Node dummy2=new Node('0');</text:p>
      <text:p text:style-name="P9"><text:tab/><text:tab/>Node p1=dummy1;</text:p>
      <text:p text:style-name="P9"><text:tab/><text:tab/>Node p2=dummy2;</text:p>
      <text:p text:style-name="P9"><text:tab/><text:tab/>boolean flag=true;</text:p>
      <text:p text:style-name="P9"><text:tab/><text:tab/>while(cur!=null){</text:p>
      <text:p text:style-name="P9"><text:tab/><text:tab/><text:tab/>//System.out.print(cur.d+" ");</text:p>
      <text:p text:style-name="P9"><text:soft-page-break/><text:tab/><text:tab/><text:tab/>if(flag){</text:p>
      <text:p text:style-name="P9"><text:tab/><text:tab/><text:tab/><text:tab/>p1.next=cur;</text:p>
      <text:p text:style-name="P9"><text:tab/><text:tab/><text:tab/><text:tab/>p1=cur;</text:p>
      <text:p text:style-name="P9"><text:tab/><text:tab/><text:tab/><text:tab/></text:p>
      <text:p text:style-name="P9"><text:tab/><text:tab/><text:tab/><text:tab/>flag=false;</text:p>
      <text:p text:style-name="P9"><text:tab/><text:tab/><text:tab/>}</text:p>
      <text:p text:style-name="P9"><text:tab/><text:tab/><text:tab/>else{</text:p>
      <text:p text:style-name="P9"><text:tab/><text:tab/><text:tab/><text:tab/>p2.next=cur;</text:p>
      <text:p text:style-name="P9"><text:tab/><text:tab/><text:tab/><text:tab/>p2=cur;</text:p>
      <text:p text:style-name="P9"><text:tab/><text:tab/><text:tab/><text:tab/></text:p>
      <text:p text:style-name="P9"><text:tab/><text:tab/><text:tab/><text:tab/>flag=true;</text:p>
      <text:p text:style-name="P9"><text:tab/><text:tab/><text:tab/>}</text:p>
      <text:p text:style-name="P9"><text:tab/><text:tab/><text:tab/>cur=cur.next;</text:p>
      <text:p text:style-name="P9"><text:tab/><text:tab/>}</text:p>
      <text:p text:style-name="P9"><text:tab/><text:tab/>p2.next=null;</text:p>
      <text:p text:style-name="P9"><text:tab/><text:tab/>p1.next=dummy2.next;</text:p>
      <text:p text:style-name="P9"/>
      <text:p text:style-name="P9"><text:tab/>}</text:p>
      <text:p text:style-name="P9">}</text:p>
      <text:p text:style-name="P9"/>
      <text:p text:style-name="P9"/>
      <text:p text:style-name="P9">/*Find out if number is power of 2.*/</text:p>
      <text:p text:style-name="P9"/>
      <text:p text:style-name="P9">class PowerOfTwo{</text:p>
      <text:p text:style-name="P9"><text:tab/>public static void main(String[] args) {</text:p>
      <text:p text:style-name="P9"><text:tab/><text:tab/>System.out.println(help(32));</text:p>
      <text:p text:style-name="P9"><text:tab/><text:tab/>System.out.println(help(34));<text:tab/></text:p>
      <text:p text:style-name="P9"><text:tab/>}</text:p>
      <text:p text:style-name="P9"><text:tab/>public static boolean help(int x){</text:p>
      <text:p text:style-name="P9"><text:tab/><text:tab/> return (x&amp;(x-1))==0; </text:p>
      <text:p text:style-name="P9"><text:tab/>}</text:p>
      <text:p text:style-name="P9">}</text:p>
      <text:p text:style-name="P9"/>
      <text:p text:style-name="P9">class URL{</text:p>
      <text:p text:style-name="P9"><text:tab/>public static void main(String[] args) {</text:p>
      <text:p text:style-name="P9"><text:tab/><text:tab/>String s="My name is Saiful";</text:p>
      <text:p text:style-name="P9"><text:tab/><text:tab/>StringBuilder sb=new StringBuilder();</text:p>
      <text:p text:style-name="P9"><text:tab/><text:tab/>for(int i=0;i&lt;s.length();i++){</text:p>
      <text:p text:style-name="P9"><text:tab/><text:tab/><text:tab/>if(s.charAt(i)==' '){</text:p>
      <text:p text:style-name="P9"><text:tab/><text:tab/><text:tab/><text:tab/>sb.append('%');</text:p>
      <text:p text:style-name="P9"><text:tab/><text:tab/><text:tab/><text:tab/>sb.append('2');</text:p>
      <text:p text:style-name="P9"><text:tab/><text:tab/><text:tab/><text:tab/>sb.append('0');</text:p>
      <text:p text:style-name="P9"><text:tab/><text:tab/><text:tab/>}</text:p>
      <text:p text:style-name="P9"><text:tab/><text:tab/><text:tab/>else{</text:p>
      <text:p text:style-name="P9"><text:tab/><text:tab/><text:tab/><text:tab/>sb.append(s.charAt(i));<text:tab/></text:p>
      <text:p text:style-name="P9"><text:tab/><text:tab/><text:tab/>}</text:p>
      <text:p text:style-name="P9"><text:tab/><text:tab/>}</text:p>
      <text:p text:style-name="P9"><text:tab/><text:tab/>System.out.println(sb.toString());</text:p>
      <text:p text:style-name="P9"/>
      <text:p text:style-name="P9"><text:tab/>}</text:p>
      <text:p text:style-name="P9">}</text:p>
      <text:p text:style-name="P9"/>
      <text:p text:style-name="P9"><text:soft-page-break/>/* Given a m*n matrix, find the number of paths to reach m*n from 1*1..*/</text:p>
      <text:p text:style-name="P9"/>
      <text:p text:style-name="P9"/>
      <text:p text:style-name="P9">class NumberOfPath{</text:p>
      <text:p text:style-name="P9"><text:tab/>public static void main(String[] args) {</text:p>
      <text:p text:style-name="P9"><text:tab/><text:tab/>int[][] a={{1,1,1,1},{1,0,0,0},{1,0,0,0},{1,0,0,0}};</text:p>
      <text:p text:style-name="P9"><text:tab/><text:tab/>System.out.println(help(a));</text:p>
      <text:p text:style-name="P9"><text:tab/>}</text:p>
      <text:p text:style-name="P9"><text:tab/>public static int help(int[][] a){</text:p>
      <text:p text:style-name="P9"><text:tab/><text:tab/>int m=a.length;</text:p>
      <text:p text:style-name="P9"><text:tab/><text:tab/>int n=a.length;</text:p>
      <text:p text:style-name="P9"><text:tab/><text:tab/>for(int i=1;i&lt;m;i++){</text:p>
      <text:p text:style-name="P9"><text:tab/><text:tab/><text:tab/>for(int j=1;j&lt;n;j++){</text:p>
      <text:p text:style-name="P9"><text:tab/><text:tab/><text:tab/><text:tab/>a[i][j]=a[i-1][j]+a[i][j-1];</text:p>
      <text:p text:style-name="P9"><text:tab/><text:tab/><text:tab/>}</text:p>
      <text:p text:style-name="P9"><text:tab/><text:tab/>}</text:p>
      <text:p text:style-name="P9"><text:tab/><text:tab/>return a[m-1][n-1];</text:p>
      <text:p text:style-name="P9"/>
      <text:p text:style-name="P9"/>
      <text:p text:style-name="P9"/>
      <text:p text:style-name="P9"><text:tab/>}</text:p>
      <text:p text:style-name="P9">}</text:p>
      <text:p text:style-name="P9"/>
      <text:p text:style-name="P9"/>
      <text:p text:style-name="P9">/*Rat in a Maze | Backtracking-2</text:p>
      <text:p text:style-name="P9">We have discussed Backtracking and Knight’s tour problem in Set 1. Let us discuss Rat in a Maze as another example problem that can be solved using Backtracking.</text:p>
      <text:p text:style-name="P9">A Maze is given as N*N binary matrix of blocks where source block is the upper left most block i.e., maze[0][0] and destination block is lower rightmost block i.e., maze[N-1][N-1]. A rat starts from source and has to reach the destination. The rat can move only in two directions: forward and down.</text:p>
      <text:p text:style-name="P9">In the maze matrix, 0 means the block is a dead end and 1 means the block can be used in the path from source to destination. Note that this is a simple version of the typical Maze problem. For example, a more complex version can be that the rat can move in 4 directions and a more complex version can be with a limited number of moves.</text:p>
      <text:p text:style-name="P9"/>
      <text:p text:style-name="P9">Following is an example maze.</text:p>
      <text:p text:style-name="P9"/>
      <text:p text:style-name="P9"><text:s/>Gray blocks are dead ends (value = 0). </text:p>
      <text:p text:style-name="P9"/>
      <text:p text:style-name="P9"/>
      <text:p text:style-name="P9">Following is binary matrix representation of the above maze.</text:p>
      <text:p text:style-name="P9"/>
      <text:p text:style-name="P9"><text:s text:c="16"/>{1, 0, 0, 0}</text:p>
      <text:p text:style-name="P9"><text:s text:c="16"/>{1, 1, 0, 1}</text:p>
      <text:p text:style-name="P9"><text:s text:c="16"/>{0, 1, 0, 0}</text:p>
      <text:p text:style-name="P9"><text:s text:c="16"/>{1, 1, 1, 1}</text:p>
      <text:p text:style-name="P9">Following is a maze with highlighted solution path.</text:p>
      <text:p text:style-name="P9"/>
      <text:p text:style-name="P9"/>
      <text:p text:style-name="P9"/>
      <text:p text:style-name="P9">Following is the solution matrix (output of program) for the above input matrx.</text:p>
      <text:p text:style-name="P9"><text:soft-page-break/></text:p>
      <text:p text:style-name="P9"><text:s text:c="16"/>{1, 0, 0, 0}</text:p>
      <text:p text:style-name="P9"><text:s text:c="16"/>{1, 1, 0, 0}</text:p>
      <text:p text:style-name="P9"><text:s text:c="16"/>{0, 1, 0, 0}</text:p>
      <text:p text:style-name="P9"><text:s text:c="16"/>{0, 1, 1, 1}</text:p>
      <text:p text:style-name="P9"><text:s/>All enteries in solution path are marked as 1.*/</text:p>
      <text:p text:style-name="P9"/>
      <text:p text:style-name="P9"/>
      <text:p text:style-name="P9">class RateMazeProblem{</text:p>
      <text:p text:style-name="P9"><text:tab/>public static void main(String[] args) {</text:p>
      <text:p text:style-name="P9"><text:tab/><text:tab/>int[][] a={{1, 0, 0, 0}, </text:p>
      <text:p text:style-name="P9"><text:tab/><text:tab/> <text:s text:c="11"/>{1, 1, 0, 1}, </text:p>
      <text:p text:style-name="P9"><text:tab/><text:tab/> <text:s text:c="11"/>{0, 1, 0, 0}, </text:p>
      <text:p text:style-name="P9"><text:tab/><text:tab/> <text:s text:c="11"/>{1, 1, 1, 1} </text:p>
      <text:p text:style-name="P9"><text:tab/><text:tab/> <text:s text:c="7"/>};</text:p>
      <text:p text:style-name="P9"><text:tab/><text:tab/>SolveMaze(a);</text:p>
      <text:p text:style-name="P9"><text:tab/>}</text:p>
      <text:p text:style-name="P9"/>
      <text:p text:style-name="P9"><text:tab/>public static void SolveMaze(int[][] a){</text:p>
      <text:p text:style-name="P9"><text:tab/><text:tab/>int[][] s={{0, 0, 0, 0}, </text:p>
      <text:p text:style-name="P9"><text:tab/><text:tab/> <text:s text:c="11"/>{0, 0, 0, 0}, </text:p>
      <text:p text:style-name="P9"><text:tab/><text:tab/> <text:s text:c="11"/>{0, 0, 0, 0}, </text:p>
      <text:p text:style-name="P9"><text:tab/><text:tab/> <text:s text:c="11"/>{0, 0, 0, 0} </text:p>
      <text:p text:style-name="P9"><text:tab/><text:tab/> <text:s text:c="7"/>};</text:p>
      <text:p text:style-name="P9"><text:tab/><text:tab/>if(isPossible(a,0,0,s)){</text:p>
      <text:p text:style-name="P9"><text:tab/><text:tab/><text:tab/>for(int i=0;i&lt;a.length;i++){</text:p>
      <text:p text:style-name="P9"><text:tab/><text:tab/><text:tab/><text:tab/>for(int j=0;j&lt;a.length;j++){</text:p>
      <text:p text:style-name="P9"><text:tab/><text:tab/><text:tab/><text:tab/><text:tab/>System.out.print(s[i][j]+" <text:s/>");</text:p>
      <text:p text:style-name="P9"><text:tab/><text:tab/><text:tab/><text:tab/>}</text:p>
      <text:p text:style-name="P9"><text:tab/><text:tab/><text:tab/><text:tab/>System.out.println();</text:p>
      <text:p text:style-name="P9"><text:tab/><text:tab/><text:tab/>}</text:p>
      <text:p text:style-name="P9"><text:tab/><text:tab/><text:tab/></text:p>
      <text:p text:style-name="P9"><text:tab/><text:tab/>}</text:p>
      <text:p text:style-name="P9"><text:tab/><text:tab/>else{</text:p>
      <text:p text:style-name="P9"><text:tab/><text:tab/><text:tab/>System.out.println("No solution is possible");</text:p>
      <text:p text:style-name="P9"><text:tab/><text:tab/>}</text:p>
      <text:p text:style-name="P9"><text:tab/>}</text:p>
      <text:p text:style-name="P9"/>
      <text:p text:style-name="P9"><text:tab/>public static boolean isPossible(int[][] a,int x , int y , int[][] s){</text:p>
      <text:p text:style-name="P9"><text:tab/><text:tab/>if(x==3 &amp;&amp; y==3){</text:p>
      <text:p text:style-name="P9"><text:tab/><text:tab/><text:tab/>s[x][y]=1;</text:p>
      <text:p text:style-name="P9"><text:tab/><text:tab/><text:tab/>return true;</text:p>
      <text:p text:style-name="P9"><text:tab/><text:tab/>}</text:p>
      <text:p text:style-name="P9"><text:tab/><text:tab/>if(isSafe(a,x,y)){</text:p>
      <text:p text:style-name="P9"><text:tab/><text:tab/><text:tab/>s[x][y]=1;</text:p>
      <text:p text:style-name="P9"><text:tab/><text:tab/><text:tab/>if(isPossible(a,x+1,y,s)){</text:p>
      <text:p text:style-name="P9"><text:tab/><text:tab/><text:tab/><text:tab/>return true;</text:p>
      <text:p text:style-name="P9"><text:tab/><text:tab/><text:tab/>}</text:p>
      <text:p text:style-name="P9"><text:tab/><text:tab/><text:tab/>if(isPossible(a,x,y+1,s)){</text:p>
      <text:p text:style-name="P9"><text:tab/><text:tab/><text:tab/><text:tab/>return true;</text:p>
      <text:p text:style-name="P9"><text:tab/><text:tab/><text:tab/>}</text:p>
      <text:p text:style-name="P9"><text:tab/><text:tab/><text:tab/>s[x][y]=0;</text:p>
      <text:p text:style-name="P9"><text:soft-page-break/><text:tab/><text:tab/><text:tab/>return false;</text:p>
      <text:p text:style-name="P9"><text:tab/><text:tab/>}</text:p>
      <text:p text:style-name="P9"><text:tab/><text:tab/>return false;</text:p>
      <text:p text:style-name="P9"><text:tab/>}</text:p>
      <text:p text:style-name="P9"/>
      <text:p text:style-name="P9"><text:tab/>public static boolean isSafe(int[][] a,int x,int y){</text:p>
      <text:p text:style-name="P9"><text:tab/><text:tab/>return x&gt;=0 &amp;&amp; x&lt;4 &amp;&amp; y&gt;=0 &amp;&amp; y&lt;4 &amp;&amp; a[x][y]==1;</text:p>
      <text:p text:style-name="P9"><text:tab/>}</text:p>
      <text:p text:style-name="P9"/>
      <text:p text:style-name="P9"/>
      <text:p text:style-name="P9"/>
      <text:p text:style-name="P9">}</text:p>
      <text:p text:style-name="P9"/>
      <text:p text:style-name="P9"/>
      <text:p text:style-name="P9">/*Pythagorean Triplet in an array</text:p>
      <text:p text:style-name="P9">Given an array of integers, write a function that returns true if there is a triplet (a, b, c) that satisfies a2 + b2 = c2.</text:p>
      <text:p text:style-name="P9">Example:</text:p>
      <text:p text:style-name="P9"/>
      <text:p text:style-name="P9">Input: arr[] = {3, 1, 4, 6, 5}</text:p>
      <text:p text:style-name="P9">Output: True</text:p>
      <text:p text:style-name="P9">There is a Pythagorean triplet (3, 4, 5).</text:p>
      <text:p text:style-name="P9"/>
      <text:p text:style-name="P9">Input: arr[] = {10, 4, 6, 12, 5}</text:p>
      <text:p text:style-name="P9">Output: False</text:p>
      <text:p text:style-name="P9">There is no Pythagorean triplet.*/</text:p>
      <text:p text:style-name="P9"/>
      <text:p text:style-name="P9">import java.util.*;</text:p>
      <text:p text:style-name="P9"/>
      <text:p text:style-name="P9">class PythagorasTriplet{</text:p>
      <text:p text:style-name="P9"><text:tab/>public static void main(String[] args) {</text:p>
      <text:p text:style-name="P9"><text:tab/><text:tab/>int[] a={3, 1, 4, 6, 5};</text:p>
      <text:p text:style-name="P9"><text:tab/><text:tab/>int n=a.length;</text:p>
      <text:p text:style-name="P9"><text:tab/><text:tab/>for(int i=0;i&lt;a.length;i++){</text:p>
      <text:p text:style-name="P9"><text:tab/><text:tab/><text:tab/>a[i]=a[i]*a[i];</text:p>
      <text:p text:style-name="P9"><text:tab/><text:tab/>}</text:p>
      <text:p text:style-name="P9"/>
      <text:p text:style-name="P9"><text:tab/><text:tab/>Arrays.sort(a);</text:p>
      <text:p text:style-name="P9"><text:tab/><text:tab/>for(int i=0;i&lt;a.length;i++){</text:p>
      <text:p text:style-name="P9"><text:tab/><text:tab/><text:tab/>System.out.print(a[i]+" ");</text:p>
      <text:p text:style-name="P9"><text:tab/><text:tab/>}</text:p>
      <text:p text:style-name="P9"><text:tab/><text:tab/>boolean flag=true;</text:p>
      <text:p text:style-name="P9"><text:tab/><text:tab/>for(int k=n-1;k&gt;=2;k--){</text:p>
      <text:p text:style-name="P9"><text:tab/><text:tab/><text:tab/>int l=0;</text:p>
      <text:p text:style-name="P9"><text:tab/><text:tab/><text:tab/>int r=k-1;</text:p>
      <text:p text:style-name="P9"><text:tab/><text:tab/><text:tab/>while(l!=r){</text:p>
      <text:p text:style-name="P9"><text:tab/><text:tab/><text:tab/><text:tab/>if(a[l]+a[r]==a[k]){</text:p>
      <text:p text:style-name="P9"><text:tab/><text:tab/><text:tab/><text:tab/><text:tab/>System.out.println("Pythagoras Triplet are :"+Math.sqrt(a[l])+","+Math.sqrt(a[r])+" "+Math.sqrt(a[k]));</text:p>
      <text:p text:style-name="P9"><text:tab/><text:tab/><text:tab/><text:tab/><text:tab/>k=0;</text:p>
      <text:p text:style-name="P9"><text:tab/><text:tab/><text:tab/><text:tab/><text:tab/>flag=false;</text:p>
      <text:p text:style-name="P9"><text:tab/><text:tab/><text:tab/><text:tab/><text:tab/>break;</text:p>
      <text:p text:style-name="P9"><text:soft-page-break/><text:tab/><text:tab/><text:tab/><text:tab/>}</text:p>
      <text:p text:style-name="P9"><text:tab/><text:tab/><text:tab/><text:tab/>else if(a[l]+a[r]&lt;a[k]){</text:p>
      <text:p text:style-name="P9"><text:tab/><text:tab/><text:tab/><text:tab/><text:tab/>l++;</text:p>
      <text:p text:style-name="P9"><text:tab/><text:tab/><text:tab/><text:tab/>}</text:p>
      <text:p text:style-name="P9"><text:tab/><text:tab/><text:tab/><text:tab/>else{</text:p>
      <text:p text:style-name="P9"><text:tab/><text:tab/><text:tab/><text:tab/><text:tab/>r--;</text:p>
      <text:p text:style-name="P9"><text:tab/><text:tab/><text:tab/><text:tab/>}</text:p>
      <text:p text:style-name="P9"><text:tab/><text:tab/><text:tab/>}</text:p>
      <text:p text:style-name="P9"><text:tab/><text:tab/>}</text:p>
      <text:p text:style-name="P9"><text:tab/><text:tab/>if(flag){</text:p>
      <text:p text:style-name="P9"><text:tab/><text:tab/><text:tab/>System.out.println("No Triplet Exist");</text:p>
      <text:p text:style-name="P9"><text:tab/><text:tab/>}</text:p>
      <text:p text:style-name="P9"/>
      <text:p text:style-name="P9"><text:tab/>}</text:p>
      <text:p text:style-name="P9">}</text:p>
      <text:p text:style-name="P9"/>
      <text:p text:style-name="P9"/>
      <text:p text:style-name="P9"/>
      <text:p text:style-name="P9">/*Write a code to print the nth element of the given series</text:p>
      <text:p text:style-name="P9">1 1 2 4 8 16 32*/</text:p>
      <text:p text:style-name="P9"/>
      <text:p text:style-name="P9">class FindNthInGP{</text:p>
      <text:p text:style-name="P9"><text:tab/>public static void main(String[] args) {</text:p>
      <text:p text:style-name="P9"><text:tab/><text:tab/>int[] ar={1,2,4,8,16,32};</text:p>
      <text:p text:style-name="P9"/>
      <text:p text:style-name="P9"><text:tab/><text:tab/>int a=ar[0];</text:p>
      <text:p text:style-name="P9"><text:tab/><text:tab/>int r=ar[1]/ar[0];</text:p>
      <text:p text:style-name="P9"><text:tab/><text:tab/>int[] n={4,5,6,7,8,188};</text:p>
      <text:p text:style-name="P9"><text:tab/><text:tab/>for(int i=0;i&lt;n.length;i++){</text:p>
      <text:p text:style-name="P9"><text:tab/><text:tab/><text:tab/>System.out.println(a*(int)Math.pow(r,n[i]-1));</text:p>
      <text:p text:style-name="P9"><text:tab/><text:tab/>}<text:tab/></text:p>
      <text:p text:style-name="P9"><text:tab/>}</text:p>
      <text:p text:style-name="P9">}</text:p>
      <text:p text:style-name="P9"/>
      <text:p text:style-name="P9"/>
      <text:p text:style-name="P9"/>
      <text:p text:style-name="P9">/*Integer to roman*/</text:p>
      <text:p text:style-name="P9"/>
      <text:p text:style-name="P9"/>
      <text:p text:style-name="P9"/>
      <text:p text:style-name="P9">class IntToRoman{</text:p>
      <text:p text:style-name="P9"><text:tab/>public static void main(String[] args) {</text:p>
      <text:p text:style-name="P9"><text:tab/><text:tab/>int n=3549;</text:p>
      <text:p text:style-name="P9"><text:tab/><text:tab/>System.out.println(help(n));</text:p>
      <text:p text:style-name="P9"><text:tab/>}</text:p>
      <text:p text:style-name="P9"><text:tab/>public static String help(int n){</text:p>
      <text:p text:style-name="P9"><text:tab/><text:tab/>String[] t={"","M","MM","MMM"};</text:p>
      <text:p text:style-name="P9"><text:tab/><text:tab/>String[] h={"","C","CC","CCC","CD","D","DC","DCC","DCCC","CM"};</text:p>
      <text:p text:style-name="P9"><text:tab/><text:tab/>String[] d={"","X","XX","XXX","XL","L","LX","LXX","LXXX","XC"};</text:p>
      <text:p text:style-name="P9"><text:tab/><text:tab/>String[] s={"","I","II","III","IV","V","VI","VII","VIII","IX"};</text:p>
      <text:p text:style-name="P9"/>
      <text:p text:style-name="P9"><text:tab/><text:tab/>String n1=t[n/1000];</text:p>
      <text:p text:style-name="P9"><text:soft-page-break/><text:tab/><text:tab/>String n2=h[(n%1000)/100];</text:p>
      <text:p text:style-name="P9"><text:tab/><text:tab/>String n3=d[(n%100)/10];</text:p>
      <text:p text:style-name="P9"><text:tab/><text:tab/>String n4=s[(n%10)];</text:p>
      <text:p text:style-name="P9"><text:tab/><text:tab/>return n1+n2+n3+n4;</text:p>
      <text:p text:style-name="P9"/>
      <text:p text:style-name="P9"/>
      <text:p text:style-name="P9"><text:tab/>}</text:p>
      <text:p text:style-name="P9"/>
      <text:p text:style-name="P9"><text:s text:c="3"/>String m[] = {"", "M", "MM", "MMM"}; </text:p>
      <text:p text:style-name="P9"><text:s text:c="8"/>String c[] = {"", "C", "CC", "CCC", "CD", "D", <text:s/></text:p>
      <text:p text:style-name="P9"><text:s text:c="28"/>"DC", "DCC", "DCCC", "CM"}; </text:p>
      <text:p text:style-name="P9"><text:s text:c="8"/>String x[] = {"", "X", "XX", "XXX", "XL", "L", <text:s/></text:p>
      <text:p text:style-name="P9"><text:s text:c="28"/>"LX", "LXX", "LXXX", "XC"}; </text:p>
      <text:p text:style-name="P9"><text:s text:c="8"/>String i[] = {"", "I", "II", "III", "IV", "V", <text:s/></text:p>
      <text:p text:style-name="P9"><text:s text:c="28"/>"VI", "VII", "VIII", "IX"}; </text:p>
      <text:p text:style-name="P9"><text:s text:c="14"/></text:p>
      <text:p text:style-name="P9"><text:s text:c="8"/>// Converting to roman </text:p>
      <text:p text:style-name="P9"><text:s text:c="8"/>String thousands = m[num/1000]; </text:p>
      <text:p text:style-name="P9"><text:s text:c="8"/>String hundereds = c[(num%1000)/100]; </text:p>
      <text:p text:style-name="P9"><text:s text:c="8"/>String tens = x[(num%100)/10]; </text:p>
      <text:p text:style-name="P9"><text:s text:c="8"/>String ones = i[num%10];</text:p>
      <text:p text:style-name="P9"><text:s text:c="8"/>String ans = thousands + hundereds + tens + ones; </text:p>
      <text:p text:style-name="P9"/>
      <text:p text:style-name="P9"/>
      <text:p text:style-name="P9"/>
      <text:p text:style-name="P9"/>
      <text:p text:style-name="P9"/>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9:20:23.990103639</meta:creation-date>
    <dc:date>2019-02-18T00:56:25.023558550</dc:date>
    <meta:editing-duration>PT10M16S</meta:editing-duration>
    <meta:editing-cycles>2</meta:editing-cycles>
    <meta:generator>LibreOffice/5.1.6.2$Linux_X86_64 LibreOffice_project/10m0$Build-2</meta:generator>
    <meta:document-statistic meta:table-count="0" meta:image-count="0" meta:object-count="0" meta:page-count="43" meta:paragraph-count="1792" meta:word-count="5850" meta:character-count="44225" meta:non-whitespace-character-count="35602"/>
  </office:meta>
</office:document-meta>
</file>